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4cm" fo:margin-left="0.309cm" fo:margin-top="0cm" fo:margin-bottom="0cm" table:align="left" style:writing-mode="pag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515cm"/>
    </style:style>
    <style:style style:name="Tabla1.C" style:family="table-column">
      <style:table-column-properties style:column-width="2.836cm"/>
    </style:style>
    <style:style style:name="Tabla1.D" style:family="table-column">
      <style:table-column-properties style:column-width="2.833cm"/>
    </style:style>
    <style:style style:name="Tabla1.F" style:family="table-column">
      <style:table-column-properties style:column-width="2.845cm"/>
    </style:style>
    <style:style style:name="Tabla1.1" style:family="table-row">
      <style:table-row-properties style:min-row-height="0.702cm" fo:keep-together="auto"/>
    </style:style>
    <style:style style:name="Tabla1.A1" style:family="table-cell">
      <style:table-cell-properties fo:background-color="#b2b2b2" fo:padding-left="0.004cm" fo:padding-right="0.004cm" fo:padding-top="0cm" fo:padding-bottom="0cm" fo:border="0.25pt solid #000000">
        <style:background-image/>
      </style:table-cell-properties>
    </style:style>
    <style:style style:name="Tabla1.2" style:family="table-row">
      <style:table-row-properties style:min-row-height="1.222cm" fo:keep-together="auto"/>
    </style:style>
    <style:style style:name="Tabla1.A2" style:family="table-cell">
      <style:table-cell-properties fo:padding-left="0.004cm" fo:padding-right="0.004cm" fo:padding-top="0cm" fo:padding-bottom="0cm" fo:border="0.25pt solid #000000"/>
    </style:style>
    <style:style style:name="Tabla1.B2" style:family="table-cell">
      <style:table-cell-properties fo:padding-left="0.004cm" fo:padding-right="0.004cm" fo:padding-top="0cm" fo:padding-bottom="0cm" fo:border="0.25pt solid #000000"/>
    </style:style>
    <style:style style:name="Tabla1.C2" style:family="table-cell">
      <style:table-cell-properties fo:padding-left="0.004cm" fo:padding-right="0.004cm" fo:padding-top="0cm" fo:padding-bottom="0cm" fo:border="0.25pt solid #000000"/>
    </style:style>
    <style:style style:name="Tabla1.D2" style:family="table-cell">
      <style:table-cell-properties fo:padding-left="0.004cm" fo:padding-right="0.004cm" fo:padding-top="0cm" fo:padding-bottom="0cm" fo:border="0.25pt solid #000000"/>
    </style:style>
    <style:style style:name="Tabla1.E2" style:family="table-cell">
      <style:table-cell-properties fo:padding-left="0.004cm" fo:padding-right="0.004cm" fo:padding-top="0cm" fo:padding-bottom="0cm" fo:border="0.25pt solid #000000"/>
    </style:style>
    <style:style style:name="Tabla1.F2" style:family="table-cell">
      <style:table-cell-properties fo:padding-left="0.004cm" fo:padding-right="0.004cm" fo:padding-top="0cm" fo:padding-bottom="0cm" fo:border="0.25pt solid #000000"/>
    </style:style>
    <style:style style:name="Tabla1.A3" style:family="table-cell">
      <style:table-cell-properties fo:padding-left="0.004cm" fo:padding-right="0.004cm" fo:padding-top="0cm" fo:padding-bottom="0cm" fo:border="0.25pt solid #000000"/>
    </style:style>
    <style:style style:name="Tabla1.B3" style:family="table-cell">
      <style:table-cell-properties fo:padding-left="0.004cm" fo:padding-right="0.004cm" fo:padding-top="0cm" fo:padding-bottom="0cm" fo:border="0.25pt solid #000000"/>
    </style:style>
    <style:style style:name="Tabla1.C3" style:family="table-cell">
      <style:table-cell-properties fo:padding-left="0.004cm" fo:padding-right="0.004cm" fo:padding-top="0cm" fo:padding-bottom="0cm" fo:border="0.25pt solid #000000"/>
    </style:style>
    <style:style style:name="Tabla1.D3" style:family="table-cell">
      <style:table-cell-properties fo:padding-left="0.004cm" fo:padding-right="0.004cm" fo:padding-top="0cm" fo:padding-bottom="0cm" fo:border="0.25pt solid #000000"/>
    </style:style>
    <style:style style:name="Tabla1.E3" style:family="table-cell">
      <style:table-cell-properties fo:padding-left="0.004cm" fo:padding-right="0.004cm" fo:padding-top="0cm" fo:padding-bottom="0cm" fo:border="0.25pt solid #000000"/>
    </style:style>
    <style:style style:name="Tabla1.F3" style:family="table-cell">
      <style:table-cell-properties fo:padding-left="0.004cm" fo:padding-right="0.004cm" fo:padding-top="0cm" fo:padding-bottom="0cm" fo:border="0.25pt solid #000000"/>
    </style:style>
    <style:style style:name="Tabla1.4" style:family="table-row">
      <style:table-row-properties style:min-row-height="1.219cm" fo:keep-together="auto"/>
    </style:style>
    <style:style style:name="Tabla1.A4" style:family="table-cell">
      <style:table-cell-properties fo:padding-left="0.004cm" fo:padding-right="0.004cm" fo:padding-top="0cm" fo:padding-bottom="0cm" fo:border="0.25pt solid #000000"/>
    </style:style>
    <style:style style:name="Tabla1.B4" style:family="table-cell">
      <style:table-cell-properties fo:padding-left="0.004cm" fo:padding-right="0.004cm" fo:padding-top="0cm" fo:padding-bottom="0cm" fo:border="0.25pt solid #000000"/>
    </style:style>
    <style:style style:name="Tabla1.C4" style:family="table-cell">
      <style:table-cell-properties fo:padding-left="0.004cm" fo:padding-right="0.004cm" fo:padding-top="0cm" fo:padding-bottom="0cm" fo:border="0.25pt solid #000000"/>
    </style:style>
    <style:style style:name="Tabla1.D4" style:family="table-cell">
      <style:table-cell-properties fo:padding-left="0.004cm" fo:padding-right="0.004cm" fo:padding-top="0cm" fo:padding-bottom="0cm" fo:border="0.25pt solid #000000"/>
    </style:style>
    <style:style style:name="Tabla1.E4" style:family="table-cell">
      <style:table-cell-properties fo:padding-left="0.004cm" fo:padding-right="0.004cm" fo:padding-top="0cm" fo:padding-bottom="0cm" fo:border="0.25pt solid #000000"/>
    </style:style>
    <style:style style:name="Tabla1.F4" style:family="table-cell">
      <style:table-cell-properties fo:padding-left="0.004cm" fo:padding-right="0.004cm" fo:padding-top="0cm" fo:padding-bottom="0cm" fo:border="0.25pt solid #000000"/>
    </style:style>
    <style:style style:name="Tabla3" style:family="table">
      <style:table-properties style:width="17.582cm" fo:margin-left="0.309cm" fo:margin-top="0cm" fo:margin-bottom="0cm" table:align="left" style:writing-mode="page"/>
    </style:style>
    <style:style style:name="Tabla3.A" style:family="table-column">
      <style:table-column-properties style:column-width="1.699cm"/>
    </style:style>
    <style:style style:name="Tabla3.B" style:family="table-column">
      <style:table-column-properties style:column-width="1.7cm"/>
    </style:style>
    <style:style style:name="Tabla3.D" style:family="table-column">
      <style:table-column-properties style:column-width="1.697cm"/>
    </style:style>
    <style:style style:name="Tabla3.F" style:family="table-column">
      <style:table-column-properties style:column-width="1.702cm"/>
    </style:style>
    <style:style style:name="Tabla3.G" style:family="table-column">
      <style:table-column-properties style:column-width="1.97cm"/>
    </style:style>
    <style:style style:name="Tabla3.H" style:family="table-column">
      <style:table-column-properties style:column-width="1.431cm"/>
    </style:style>
    <style:style style:name="Tabla3.I" style:family="table-column">
      <style:table-column-properties style:column-width="2.187cm"/>
    </style:style>
    <style:style style:name="Tabla3.J" style:family="table-column">
      <style:table-column-properties style:column-width="1.794cm"/>
    </style:style>
    <style:style style:name="Tabla3.1" style:family="table-row">
      <style:table-row-properties style:min-row-height="1.737cm" fo:keep-together="auto"/>
    </style:style>
    <style:style style:name="Tabla3.A1" style:family="table-cell">
      <style:table-cell-properties fo:background-color="#bfbfbf" fo:padding-left="0.004cm" fo:padding-right="0.004cm" fo:padding-top="0cm" fo:padding-bottom="0cm" fo:border="0.25pt solid #000000">
        <style:background-image/>
      </style:table-cell-properties>
    </style:style>
    <style:style style:name="Tabla3.2" style:family="table-row">
      <style:table-row-properties style:min-row-height="2.769cm" fo:keep-together="auto"/>
    </style:style>
    <style:style style:name="Tabla3.A2" style:family="table-cell">
      <style:table-cell-properties fo:padding-left="0.004cm" fo:padding-right="0.004cm" fo:padding-top="0cm" fo:padding-bottom="0cm" fo:border="0.25pt solid #000000"/>
    </style:style>
    <style:style style:name="Tabla3.B2" style:family="table-cell">
      <style:table-cell-properties fo:padding-left="0.004cm" fo:padding-right="0.004cm" fo:padding-top="0cm" fo:padding-bottom="0cm" fo:border="0.25pt solid #000000"/>
    </style:style>
    <style:style style:name="Tabla3.C2" style:family="table-cell">
      <style:table-cell-properties fo:padding-left="0.004cm" fo:padding-right="0.004cm" fo:padding-top="0cm" fo:padding-bottom="0cm" fo:border="0.25pt solid #000000"/>
    </style:style>
    <style:style style:name="Tabla3.D2" style:family="table-cell">
      <style:table-cell-properties fo:padding-left="0.004cm" fo:padding-right="0.004cm" fo:padding-top="0cm" fo:padding-bottom="0cm" fo:border="0.25pt solid #000000"/>
    </style:style>
    <style:style style:name="Tabla3.E2" style:family="table-cell">
      <style:table-cell-properties fo:padding-left="0.004cm" fo:padding-right="0.004cm" fo:padding-top="0cm" fo:padding-bottom="0cm" fo:border="0.25pt solid #000000"/>
    </style:style>
    <style:style style:name="Tabla3.F2" style:family="table-cell">
      <style:table-cell-properties fo:padding-left="0.004cm" fo:padding-right="0.004cm" fo:padding-top="0cm" fo:padding-bottom="0cm" fo:border="0.25pt solid #000000"/>
    </style:style>
    <style:style style:name="Tabla3.G2" style:family="table-cell">
      <style:table-cell-properties fo:padding-left="0.004cm" fo:padding-right="0.004cm" fo:padding-top="0cm" fo:padding-bottom="0cm" fo:border="0.25pt solid #000000"/>
    </style:style>
    <style:style style:name="Tabla3.H2" style:family="table-cell">
      <style:table-cell-properties fo:padding-left="0.004cm" fo:padding-right="0.004cm" fo:padding-top="0cm" fo:padding-bottom="0cm" fo:border="0.25pt solid #000000"/>
    </style:style>
    <style:style style:name="Tabla3.I2" style:family="table-cell">
      <style:table-cell-properties fo:padding-left="0.004cm" fo:padding-right="0.004cm" fo:padding-top="0cm" fo:padding-bottom="0cm" fo:border="0.25pt solid #000000"/>
    </style:style>
    <style:style style:name="Tabla3.J2" style:family="table-cell">
      <style:table-cell-properties fo:padding-left="0.004cm" fo:padding-right="0.004cm" fo:padding-top="0cm" fo:padding-bottom="0cm" fo:border="0.25pt solid #000000"/>
    </style:style>
    <style:style style:name="Tabla3.3" style:family="table-row">
      <style:table-row-properties style:min-row-height="2.771cm" fo:keep-together="auto"/>
    </style:style>
    <style:style style:name="Tabla3.A3" style:family="table-cell">
      <style:table-cell-properties fo:padding-left="0.004cm" fo:padding-right="0.004cm" fo:padding-top="0cm" fo:padding-bottom="0cm" fo:border="0.25pt solid #000000"/>
    </style:style>
    <style:style style:name="Tabla3.B3" style:family="table-cell">
      <style:table-cell-properties fo:padding-left="0.004cm" fo:padding-right="0.004cm" fo:padding-top="0cm" fo:padding-bottom="0cm" fo:border="0.25pt solid #000000"/>
    </style:style>
    <style:style style:name="Tabla3.C3" style:family="table-cell">
      <style:table-cell-properties fo:padding-left="0.004cm" fo:padding-right="0.004cm" fo:padding-top="0cm" fo:padding-bottom="0cm" fo:border="0.25pt solid #000000"/>
    </style:style>
    <style:style style:name="Tabla3.D3" style:family="table-cell">
      <style:table-cell-properties fo:padding-left="0.004cm" fo:padding-right="0.004cm" fo:padding-top="0cm" fo:padding-bottom="0cm" fo:border="0.25pt solid #000000"/>
    </style:style>
    <style:style style:name="Tabla3.E3" style:family="table-cell">
      <style:table-cell-properties fo:padding-left="0.004cm" fo:padding-right="0.004cm" fo:padding-top="0cm" fo:padding-bottom="0cm" fo:border="0.25pt solid #000000"/>
    </style:style>
    <style:style style:name="Tabla3.F3" style:family="table-cell">
      <style:table-cell-properties fo:padding-left="0.004cm" fo:padding-right="0.004cm" fo:padding-top="0cm" fo:padding-bottom="0cm" fo:border="0.25pt solid #000000"/>
    </style:style>
    <style:style style:name="Tabla3.G3" style:family="table-cell">
      <style:table-cell-properties fo:padding-left="0.004cm" fo:padding-right="0.004cm" fo:padding-top="0cm" fo:padding-bottom="0cm" fo:border="0.25pt solid #000000"/>
    </style:style>
    <style:style style:name="Tabla3.H3" style:family="table-cell">
      <style:table-cell-properties fo:padding-left="0.004cm" fo:padding-right="0.004cm" fo:padding-top="0cm" fo:padding-bottom="0cm" fo:border="0.25pt solid #000000"/>
    </style:style>
    <style:style style:name="Tabla3.I3" style:family="table-cell">
      <style:table-cell-properties fo:padding-left="0.004cm" fo:padding-right="0.004cm" fo:padding-top="0cm" fo:padding-bottom="0cm" fo:border="0.25pt solid #000000"/>
    </style:style>
    <style:style style:name="Tabla3.J3" style:family="table-cell">
      <style:table-cell-properties fo:padding-left="0.004cm" fo:padding-right="0.004cm" fo:padding-top="0cm" fo:padding-bottom="0cm" fo:border="0.25pt solid #000000"/>
    </style:style>
    <style:style style:name="Tabla5" style:family="table">
      <style:table-properties style:width="16.845cm" fo:margin-left="0.309cm" fo:margin-top="0cm" fo:margin-bottom="0cm" table:align="left" style:writing-mode="page"/>
    </style:style>
    <style:style style:name="Tabla5.A" style:family="table-column">
      <style:table-column-properties style:column-width="1.976cm"/>
    </style:style>
    <style:style style:name="Tabla5.C" style:family="table-column">
      <style:table-column-properties style:column-width="2.016cm"/>
    </style:style>
    <style:style style:name="Tabla5.D" style:family="table-column">
      <style:table-column-properties style:column-width="2.088cm"/>
    </style:style>
    <style:style style:name="Tabla5.E" style:family="table-column">
      <style:table-column-properties style:column-width="3.618cm"/>
    </style:style>
    <style:style style:name="Tabla5.F" style:family="table-column">
      <style:table-column-properties style:column-width="1.461cm"/>
    </style:style>
    <style:style style:name="Tabla5.G" style:family="table-column">
      <style:table-column-properties style:column-width="2.42cm"/>
    </style:style>
    <style:style style:name="Tabla5.H" style:family="table-column">
      <style:table-column-properties style:column-width="1.288cm"/>
    </style:style>
    <style:style style:name="Tabla5.1" style:family="table-row">
      <style:table-row-properties style:min-row-height="0.938cm" fo:keep-together="auto"/>
    </style:style>
    <style:style style:name="Tabla5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5.2" style:family="table-row">
      <style:table-row-properties style:min-row-height="1.404cm" fo:keep-together="auto"/>
    </style:style>
    <style:style style:name="Tabla5.A2" style:family="table-cell">
      <style:table-cell-properties fo:padding-left="0.004cm" fo:padding-right="0.004cm" fo:padding-top="0cm" fo:padding-bottom="0cm" fo:border="0.25pt solid #000000"/>
    </style:style>
    <style:style style:name="Tabla5.B2" style:family="table-cell">
      <style:table-cell-properties fo:padding-left="0.004cm" fo:padding-right="0.004cm" fo:padding-top="0cm" fo:padding-bottom="0cm" fo:border="0.25pt solid #000000"/>
    </style:style>
    <style:style style:name="Tabla5.C2" style:family="table-cell">
      <style:table-cell-properties fo:padding-left="0.004cm" fo:padding-right="0.004cm" fo:padding-top="0cm" fo:padding-bottom="0cm" fo:border="0.25pt solid #000000"/>
    </style:style>
    <style:style style:name="Tabla5.D2" style:family="table-cell">
      <style:table-cell-properties fo:padding-left="0.004cm" fo:padding-right="0.004cm" fo:padding-top="0cm" fo:padding-bottom="0cm" fo:border="0.25pt solid #000000"/>
    </style:style>
    <style:style style:name="Tabla5.E2" style:family="table-cell">
      <style:table-cell-properties fo:padding-left="0.004cm" fo:padding-right="0.004cm" fo:padding-top="0cm" fo:padding-bottom="0cm" fo:border="0.25pt solid #000000"/>
    </style:style>
    <style:style style:name="Tabla5.F2" style:family="table-cell">
      <style:table-cell-properties fo:padding-left="0.004cm" fo:padding-right="0.004cm" fo:padding-top="0cm" fo:padding-bottom="0cm" fo:border="0.25pt solid #000000"/>
    </style:style>
    <style:style style:name="Tabla5.G2" style:family="table-cell">
      <style:table-cell-properties fo:padding-left="0.004cm" fo:padding-right="0.004cm" fo:padding-top="0cm" fo:padding-bottom="0cm" fo:border="0.25pt solid #000000"/>
    </style:style>
    <style:style style:name="Tabla5.H2" style:family="table-cell">
      <style:table-cell-properties fo:padding-left="0.004cm" fo:padding-right="0.004cm" fo:padding-top="0cm" fo:padding-bottom="0cm" fo:border="0.25pt solid #000000"/>
    </style:style>
    <style:style style:name="Tabla5.3" style:family="table-row">
      <style:table-row-properties style:min-row-height="1.415cm" fo:keep-together="auto"/>
    </style:style>
    <style:style style:name="Tabla5.A3" style:family="table-cell">
      <style:table-cell-properties fo:padding-left="0.004cm" fo:padding-right="0.004cm" fo:padding-top="0cm" fo:padding-bottom="0cm" fo:border="0.25pt solid #000000"/>
    </style:style>
    <style:style style:name="Tabla5.B3" style:family="table-cell">
      <style:table-cell-properties fo:padding-left="0.004cm" fo:padding-right="0.004cm" fo:padding-top="0cm" fo:padding-bottom="0cm" fo:border="0.25pt solid #000000"/>
    </style:style>
    <style:style style:name="Tabla5.C3" style:family="table-cell">
      <style:table-cell-properties fo:padding-left="0.004cm" fo:padding-right="0.004cm" fo:padding-top="0cm" fo:padding-bottom="0cm" fo:border="0.25pt solid #000000"/>
    </style:style>
    <style:style style:name="Tabla5.D3" style:family="table-cell">
      <style:table-cell-properties fo:padding-left="0.004cm" fo:padding-right="0.004cm" fo:padding-top="0cm" fo:padding-bottom="0cm" fo:border="0.25pt solid #000000"/>
    </style:style>
    <style:style style:name="Tabla5.E3" style:family="table-cell">
      <style:table-cell-properties fo:padding-left="0.004cm" fo:padding-right="0.004cm" fo:padding-top="0cm" fo:padding-bottom="0cm" fo:border="0.25pt solid #000000"/>
    </style:style>
    <style:style style:name="Tabla5.F3" style:family="table-cell">
      <style:table-cell-properties fo:padding-left="0.004cm" fo:padding-right="0.004cm" fo:padding-top="0cm" fo:padding-bottom="0cm" fo:border="0.25pt solid #000000"/>
    </style:style>
    <style:style style:name="Tabla5.G3" style:family="table-cell">
      <style:table-cell-properties fo:padding-left="0.004cm" fo:padding-right="0.004cm" fo:padding-top="0cm" fo:padding-bottom="0cm" fo:border="0.25pt solid #000000"/>
    </style:style>
    <style:style style:name="Tabla5.H3" style:family="table-cell">
      <style:table-cell-properties fo:padding-left="0.004cm" fo:padding-right="0.004cm" fo:padding-top="0cm" fo:padding-bottom="0cm" fo:border="0.25pt solid #000000"/>
    </style:style>
    <style:style style:name="Tabla5.4" style:family="table-row">
      <style:table-row-properties style:min-row-height="1.879cm" fo:keep-together="auto"/>
    </style:style>
    <style:style style:name="Tabla5.A4" style:family="table-cell">
      <style:table-cell-properties fo:padding-left="0.004cm" fo:padding-right="0.004cm" fo:padding-top="0cm" fo:padding-bottom="0cm" fo:border="0.25pt solid #000000"/>
    </style:style>
    <style:style style:name="Tabla5.B4" style:family="table-cell">
      <style:table-cell-properties fo:padding-left="0.004cm" fo:padding-right="0.004cm" fo:padding-top="0cm" fo:padding-bottom="0cm" fo:border="0.25pt solid #000000"/>
    </style:style>
    <style:style style:name="Tabla5.C4" style:family="table-cell">
      <style:table-cell-properties fo:padding-left="0.004cm" fo:padding-right="0.004cm" fo:padding-top="0cm" fo:padding-bottom="0cm" fo:border="0.25pt solid #000000"/>
    </style:style>
    <style:style style:name="Tabla5.D4" style:family="table-cell">
      <style:table-cell-properties fo:padding-left="0.004cm" fo:padding-right="0.004cm" fo:padding-top="0cm" fo:padding-bottom="0cm" fo:border="0.25pt solid #000000"/>
    </style:style>
    <style:style style:name="Tabla5.E4" style:family="table-cell">
      <style:table-cell-properties fo:padding-left="0.004cm" fo:padding-right="0.004cm" fo:padding-top="0cm" fo:padding-bottom="0cm" fo:border="0.25pt solid #000000"/>
    </style:style>
    <style:style style:name="Tabla5.F4" style:family="table-cell">
      <style:table-cell-properties fo:padding-left="0.004cm" fo:padding-right="0.004cm" fo:padding-top="0cm" fo:padding-bottom="0cm" fo:border="0.25pt solid #000000"/>
    </style:style>
    <style:style style:name="Tabla5.G4" style:family="table-cell">
      <style:table-cell-properties fo:padding-left="0.004cm" fo:padding-right="0.004cm" fo:padding-top="0cm" fo:padding-bottom="0cm" fo:border="0.25pt solid #000000"/>
    </style:style>
    <style:style style:name="Tabla5.H4" style:family="table-cell">
      <style:table-cell-properties fo:padding-left="0.004cm" fo:padding-right="0.004cm" fo:padding-top="0cm" fo:padding-bottom="0cm" fo:border="0.25pt solid #000000"/>
    </style:style>
    <style:style style:name="Tabla6" style:family="table">
      <style:table-properties style:width="17cm" fo:margin-left="0.309cm" fo:margin-top="0cm" fo:margin-bottom="0cm" table:align="left" style:writing-mode="page"/>
    </style:style>
    <style:style style:name="Tabla6.A" style:family="table-column">
      <style:table-column-properties style:column-width="2cm"/>
    </style:style>
    <style:style style:name="Tabla6.B" style:family="table-column">
      <style:table-column-properties style:column-width="1.487cm"/>
    </style:style>
    <style:style style:name="Tabla6.C" style:family="table-column">
      <style:table-column-properties style:column-width="1.864cm"/>
    </style:style>
    <style:style style:name="Tabla6.D" style:family="table-column">
      <style:table-column-properties style:column-width="1.499cm"/>
    </style:style>
    <style:style style:name="Tabla6.E" style:family="table-column">
      <style:table-column-properties style:column-width="2.441cm"/>
    </style:style>
    <style:style style:name="Tabla6.F" style:family="table-column">
      <style:table-column-properties style:column-width="2.468cm"/>
    </style:style>
    <style:style style:name="Tabla6.G" style:family="table-column">
      <style:table-column-properties style:column-width="1.027cm"/>
    </style:style>
    <style:style style:name="Tabla6.J" style:family="table-column">
      <style:table-column-properties style:column-width="1.214cm"/>
    </style:style>
    <style:style style:name="Tabla6.1" style:family="table-row">
      <style:table-row-properties style:min-row-height="0.938cm" fo:keep-together="auto"/>
    </style:style>
    <style:style style:name="Tabla6.A1" style:family="table-cell">
      <style:table-cell-properties fo:background-color="#999999" fo:padding-left="0.004cm" fo:padding-right="0.004cm" fo:padding-top="0cm" fo:padding-bottom="0cm" fo:border="0.25pt solid #000000">
        <style:background-image/>
      </style:table-cell-properties>
    </style:style>
    <style:style style:name="Tabla6.2" style:family="table-row">
      <style:table-row-properties style:min-row-height="1.404cm" fo:keep-together="auto"/>
    </style:style>
    <style:style style:name="Tabla6.A2" style:family="table-cell">
      <style:table-cell-properties fo:padding-left="0.004cm" fo:padding-right="0.004cm" fo:padding-top="0cm" fo:padding-bottom="0cm" fo:border="0.25pt solid #000000"/>
    </style:style>
    <style:style style:name="Tabla6.B2" style:family="table-cell">
      <style:table-cell-properties fo:padding-left="0.004cm" fo:padding-right="0.004cm" fo:padding-top="0cm" fo:padding-bottom="0cm" fo:border="0.25pt solid #000000"/>
    </style:style>
    <style:style style:name="Tabla6.C2" style:family="table-cell">
      <style:table-cell-properties fo:padding-left="0.004cm" fo:padding-right="0.004cm" fo:padding-top="0cm" fo:padding-bottom="0cm" fo:border="0.25pt solid #000000"/>
    </style:style>
    <style:style style:name="Tabla6.D2" style:family="table-cell">
      <style:table-cell-properties fo:padding-left="0.004cm" fo:padding-right="0.004cm" fo:padding-top="0cm" fo:padding-bottom="0cm" fo:border="0.25pt solid #000000"/>
    </style:style>
    <style:style style:name="Tabla6.E2" style:family="table-cell">
      <style:table-cell-properties fo:padding-left="0.004cm" fo:padding-right="0.004cm" fo:padding-top="0cm" fo:padding-bottom="0cm" fo:border="0.25pt solid #000000"/>
    </style:style>
    <style:style style:name="Tabla6.F2" style:family="table-cell">
      <style:table-cell-properties fo:padding-left="0.004cm" fo:padding-right="0.004cm" fo:padding-top="0cm" fo:padding-bottom="0cm" fo:border="0.25pt solid #000000"/>
    </style:style>
    <style:style style:name="Tabla6.G2" style:family="table-cell">
      <style:table-cell-properties fo:padding-left="0.004cm" fo:padding-right="0.004cm" fo:padding-top="0cm" fo:padding-bottom="0cm" fo:border="0.25pt solid #000000"/>
    </style:style>
    <style:style style:name="Tabla6.H2" style:family="table-cell">
      <style:table-cell-properties fo:padding-left="0.004cm" fo:padding-right="0.004cm" fo:padding-top="0cm" fo:padding-bottom="0cm" fo:border="0.25pt solid #000000"/>
    </style:style>
    <style:style style:name="Tabla6.I2" style:family="table-cell">
      <style:table-cell-properties fo:padding-left="0.004cm" fo:padding-right="0.004cm" fo:padding-top="0cm" fo:padding-bottom="0cm" fo:border="0.25pt solid #000000"/>
    </style:style>
    <style:style style:name="Tabla6.J2" style:family="table-cell">
      <style:table-cell-properties fo:padding-left="0.004cm" fo:padding-right="0.004cm" fo:padding-top="0cm" fo:padding-bottom="0cm" fo:border="0.25pt solid #000000"/>
    </style:style>
    <style:style style:name="Tabla6.3" style:family="table-row">
      <style:table-row-properties style:min-row-height="0.944cm" fo:keep-together="auto"/>
    </style:style>
    <style:style style:name="Tabla6.A3" style:family="table-cell">
      <style:table-cell-properties fo:padding-left="0.004cm" fo:padding-right="0.004cm" fo:padding-top="0cm" fo:padding-bottom="0cm" fo:border="0.25pt solid #000000"/>
    </style:style>
    <style:style style:name="Tabla6.B3" style:family="table-cell">
      <style:table-cell-properties fo:padding-left="0.004cm" fo:padding-right="0.004cm" fo:padding-top="0cm" fo:padding-bottom="0cm" fo:border="0.25pt solid #000000"/>
    </style:style>
    <style:style style:name="Tabla6.C3" style:family="table-cell">
      <style:table-cell-properties fo:padding-left="0.004cm" fo:padding-right="0.004cm" fo:padding-top="0cm" fo:padding-bottom="0cm" fo:border="0.25pt solid #000000"/>
    </style:style>
    <style:style style:name="Tabla6.D3" style:family="table-cell">
      <style:table-cell-properties fo:padding-left="0.004cm" fo:padding-right="0.004cm" fo:padding-top="0cm" fo:padding-bottom="0cm" fo:border="0.25pt solid #000000"/>
    </style:style>
    <style:style style:name="Tabla6.E3" style:family="table-cell">
      <style:table-cell-properties fo:padding-left="0.004cm" fo:padding-right="0.004cm" fo:padding-top="0cm" fo:padding-bottom="0cm" fo:border="0.25pt solid #000000"/>
    </style:style>
    <style:style style:name="Tabla6.F3" style:family="table-cell">
      <style:table-cell-properties fo:padding-left="0.004cm" fo:padding-right="0.004cm" fo:padding-top="0cm" fo:padding-bottom="0cm" fo:border="0.25pt solid #000000"/>
    </style:style>
    <style:style style:name="Tabla6.G3" style:family="table-cell">
      <style:table-cell-properties fo:padding-left="0.004cm" fo:padding-right="0.004cm" fo:padding-top="0cm" fo:padding-bottom="0cm" fo:border="0.25pt solid #000000"/>
    </style:style>
    <style:style style:name="Tabla6.H3" style:family="table-cell">
      <style:table-cell-properties fo:padding-left="0.004cm" fo:padding-right="0.004cm" fo:padding-top="0cm" fo:padding-bottom="0cm" fo:border="0.25pt solid #000000"/>
    </style:style>
    <style:style style:name="Tabla6.I3" style:family="table-cell">
      <style:table-cell-properties fo:padding-left="0.004cm" fo:padding-right="0.004cm" fo:padding-top="0cm" fo:padding-bottom="0cm" fo:border="0.25pt solid #000000"/>
    </style:style>
    <style:style style:name="Tabla6.J3" style:family="table-cell">
      <style:table-cell-properties fo:padding-left="0.004cm" fo:padding-right="0.004cm" fo:padding-top="0cm" fo:padding-bottom="0cm" fo:border="0.25pt solid #000000"/>
    </style:style>
    <style:style style:name="Tabla6.4" style:family="table-row">
      <style:table-row-properties style:min-row-height="0.93cm" fo:keep-together="auto"/>
    </style:style>
    <style:style style:name="Tabla6.A4" style:family="table-cell">
      <style:table-cell-properties fo:padding-left="0.004cm" fo:padding-right="0.004cm" fo:padding-top="0cm" fo:padding-bottom="0cm" fo:border="0.25pt solid #000000"/>
    </style:style>
    <style:style style:name="Tabla6.B4" style:family="table-cell">
      <style:table-cell-properties fo:padding-left="0.004cm" fo:padding-right="0.004cm" fo:padding-top="0cm" fo:padding-bottom="0cm" fo:border="0.25pt solid #000000"/>
    </style:style>
    <style:style style:name="Tabla6.C4" style:family="table-cell">
      <style:table-cell-properties fo:padding-left="0.004cm" fo:padding-right="0.004cm" fo:padding-top="0cm" fo:padding-bottom="0cm" fo:border="0.25pt solid #000000"/>
    </style:style>
    <style:style style:name="Tabla6.D4" style:family="table-cell">
      <style:table-cell-properties fo:padding-left="0.004cm" fo:padding-right="0.004cm" fo:padding-top="0cm" fo:padding-bottom="0cm" fo:border="0.25pt solid #000000"/>
    </style:style>
    <style:style style:name="Tabla6.E4" style:family="table-cell">
      <style:table-cell-properties fo:padding-left="0.004cm" fo:padding-right="0.004cm" fo:padding-top="0cm" fo:padding-bottom="0cm" fo:border="0.25pt solid #000000"/>
    </style:style>
    <style:style style:name="Tabla6.F4" style:family="table-cell">
      <style:table-cell-properties fo:padding-left="0.004cm" fo:padding-right="0.004cm" fo:padding-top="0cm" fo:padding-bottom="0cm" fo:border="0.25pt solid #000000"/>
    </style:style>
    <style:style style:name="Tabla6.G4" style:family="table-cell">
      <style:table-cell-properties fo:padding-left="0.004cm" fo:padding-right="0.004cm" fo:padding-top="0cm" fo:padding-bottom="0cm" fo:border="0.25pt solid #000000"/>
    </style:style>
    <style:style style:name="Tabla6.H4" style:family="table-cell">
      <style:table-cell-properties fo:padding-left="0.004cm" fo:padding-right="0.004cm" fo:padding-top="0cm" fo:padding-bottom="0cm" fo:border="0.25pt solid #000000"/>
    </style:style>
    <style:style style:name="Tabla6.I4" style:family="table-cell">
      <style:table-cell-properties fo:padding-left="0.004cm" fo:padding-right="0.004cm" fo:padding-top="0cm" fo:padding-bottom="0cm" fo:border="0.25pt solid #000000"/>
    </style:style>
    <style:style style:name="Tabla6.J4" style:family="table-cell">
      <style:table-cell-properties fo:padding-left="0.004cm" fo:padding-right="0.004cm" fo:padding-top="0cm" fo:padding-bottom="0cm" fo:border="0.25pt solid #000000"/>
    </style:style>
    <style:style style:name="Tabla8" style:family="table">
      <style:table-properties style:width="17.408cm" fo:margin-left="0.309cm" fo:margin-top="0cm" fo:margin-bottom="0cm" table:align="left" style:writing-mode="page"/>
    </style:style>
    <style:style style:name="Tabla8.A" style:family="table-column">
      <style:table-column-properties style:column-width="1.686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2.533cm"/>
    </style:style>
    <style:style style:name="Tabla8.D" style:family="table-column">
      <style:table-column-properties style:column-width="2.953cm"/>
    </style:style>
    <style:style style:name="Tabla8.E" style:family="table-column">
      <style:table-column-properties style:column-width="2.469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2.201cm"/>
    </style:style>
    <style:style style:name="Tabla8.1" style:family="table-row">
      <style:table-row-properties style:min-row-height="0.938cm" fo:keep-together="auto"/>
    </style:style>
    <style:style style:name="Tabla8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8.2" style:family="table-row">
      <style:table-row-properties style:min-row-height="0.931cm" fo:keep-together="auto"/>
    </style:style>
    <style:style style:name="Tabla8.A2" style:family="table-cell">
      <style:table-cell-properties fo:padding-left="0.004cm" fo:padding-right="0.004cm" fo:padding-top="0cm" fo:padding-bottom="0cm" fo:border="0.25pt solid #000000"/>
    </style:style>
    <style:style style:name="Tabla8.B2" style:family="table-cell">
      <style:table-cell-properties fo:padding-left="0.004cm" fo:padding-right="0.004cm" fo:padding-top="0cm" fo:padding-bottom="0cm" fo:border="0.25pt solid #000000"/>
    </style:style>
    <style:style style:name="Tabla8.C2" style:family="table-cell">
      <style:table-cell-properties fo:padding-left="0.004cm" fo:padding-right="0.004cm" fo:padding-top="0cm" fo:padding-bottom="0cm" fo:border="0.25pt solid #000000"/>
    </style:style>
    <style:style style:name="Tabla8.D2" style:family="table-cell">
      <style:table-cell-properties fo:padding-left="0.004cm" fo:padding-right="0.004cm" fo:padding-top="0cm" fo:padding-bottom="0cm" fo:border="0.25pt solid #000000"/>
    </style:style>
    <style:style style:name="Tabla8.E2" style:family="table-cell">
      <style:table-cell-properties fo:padding-left="0.004cm" fo:padding-right="0.004cm" fo:padding-top="0cm" fo:padding-bottom="0cm" fo:border="0.25pt solid #000000"/>
    </style:style>
    <style:style style:name="Tabla8.F2" style:family="table-cell">
      <style:table-cell-properties fo:padding-left="0.004cm" fo:padding-right="0.004cm" fo:padding-top="0cm" fo:padding-bottom="0cm" fo:border="0.25pt solid #000000"/>
    </style:style>
    <style:style style:name="Tabla8.G2" style:family="table-cell">
      <style:table-cell-properties fo:padding-left="0.004cm" fo:padding-right="0.004cm" fo:padding-top="0cm" fo:padding-bottom="0cm" fo:border="0.25pt solid #000000"/>
    </style:style>
    <style:style style:name="Tabla8.3" style:family="table-row">
      <style:table-row-properties style:min-row-height="0.94cm" fo:keep-together="auto"/>
    </style:style>
    <style:style style:name="Tabla8.A3" style:family="table-cell">
      <style:table-cell-properties fo:padding-left="0.004cm" fo:padding-right="0.004cm" fo:padding-top="0cm" fo:padding-bottom="0cm" fo:border="0.25pt solid #000000"/>
    </style:style>
    <style:style style:name="Tabla8.B3" style:family="table-cell">
      <style:table-cell-properties fo:padding-left="0.004cm" fo:padding-right="0.004cm" fo:padding-top="0cm" fo:padding-bottom="0cm" fo:border="0.25pt solid #000000"/>
    </style:style>
    <style:style style:name="Tabla8.C3" style:family="table-cell">
      <style:table-cell-properties fo:padding-left="0.004cm" fo:padding-right="0.004cm" fo:padding-top="0cm" fo:padding-bottom="0cm" fo:border="0.25pt solid #000000"/>
    </style:style>
    <style:style style:name="Tabla8.D3" style:family="table-cell">
      <style:table-cell-properties fo:padding-left="0.004cm" fo:padding-right="0.004cm" fo:padding-top="0cm" fo:padding-bottom="0cm" fo:border="0.25pt solid #000000"/>
    </style:style>
    <style:style style:name="Tabla8.E3" style:family="table-cell">
      <style:table-cell-properties fo:padding-left="0.004cm" fo:padding-right="0.004cm" fo:padding-top="0cm" fo:padding-bottom="0cm" fo:border="0.25pt solid #000000"/>
    </style:style>
    <style:style style:name="Tabla8.F3" style:family="table-cell">
      <style:table-cell-properties fo:padding-left="0.004cm" fo:padding-right="0.004cm" fo:padding-top="0cm" fo:padding-bottom="0cm" fo:border="0.25pt solid #000000"/>
    </style:style>
    <style:style style:name="Tabla8.G3" style:family="table-cell">
      <style:table-cell-properties fo:padding-left="0.004cm" fo:padding-right="0.004cm" fo:padding-top="0cm" fo:padding-bottom="0cm" fo:border="0.25pt solid #000000"/>
    </style:style>
    <style:style style:name="Tabla8.4" style:family="table-row">
      <style:table-row-properties style:min-row-height="0.485cm" fo:keep-together="auto"/>
    </style:style>
    <style:style style:name="Tabla8.A4" style:family="table-cell">
      <style:table-cell-properties fo:padding-left="0.004cm" fo:padding-right="0.004cm" fo:padding-top="0cm" fo:padding-bottom="0cm" fo:border="0.25pt solid #000000"/>
    </style:style>
    <style:style style:name="Tabla8.B4" style:family="table-cell">
      <style:table-cell-properties fo:padding-left="0.004cm" fo:padding-right="0.004cm" fo:padding-top="0cm" fo:padding-bottom="0cm" fo:border="0.25pt solid #000000"/>
    </style:style>
    <style:style style:name="Tabla8.C4" style:family="table-cell">
      <style:table-cell-properties fo:padding-left="0.004cm" fo:padding-right="0.004cm" fo:padding-top="0cm" fo:padding-bottom="0cm" fo:border="0.25pt solid #000000"/>
    </style:style>
    <style:style style:name="Tabla8.D4" style:family="table-cell">
      <style:table-cell-properties fo:padding-left="0.004cm" fo:padding-right="0.004cm" fo:padding-top="0cm" fo:padding-bottom="0cm" fo:border="0.25pt solid #000000"/>
    </style:style>
    <style:style style:name="Tabla8.E4" style:family="table-cell">
      <style:table-cell-properties fo:padding-left="0.004cm" fo:padding-right="0.004cm" fo:padding-top="0cm" fo:padding-bottom="0cm" fo:border="0.25pt solid #000000"/>
    </style:style>
    <style:style style:name="Tabla8.F4" style:family="table-cell">
      <style:table-cell-properties fo:padding-left="0.004cm" fo:padding-right="0.004cm" fo:padding-top="0cm" fo:padding-bottom="0cm" fo:border="0.25pt solid #000000"/>
    </style:style>
    <style:style style:name="Tabla8.G4" style:family="table-cell">
      <style:table-cell-properties fo:padding-left="0.004cm" fo:padding-right="0.004cm" fo:padding-top="0cm" fo:padding-bottom="0cm" fo:border="0.25pt solid #000000"/>
    </style:style>
    <style:style style:name="Tabla8.5" style:family="table-row">
      <style:table-row-properties style:min-row-height="0.944cm" fo:keep-together="auto"/>
    </style:style>
    <style:style style:name="Tabla8.A5" style:family="table-cell">
      <style:table-cell-properties fo:padding-left="0.004cm" fo:padding-right="0.004cm" fo:padding-top="0cm" fo:padding-bottom="0cm" fo:border="0.25pt solid #000000"/>
    </style:style>
    <style:style style:name="Tabla8.B5" style:family="table-cell">
      <style:table-cell-properties fo:padding-left="0.004cm" fo:padding-right="0.004cm" fo:padding-top="0cm" fo:padding-bottom="0cm" fo:border="0.25pt solid #000000"/>
    </style:style>
    <style:style style:name="Tabla8.C5" style:family="table-cell">
      <style:table-cell-properties fo:padding-left="0.004cm" fo:padding-right="0.004cm" fo:padding-top="0cm" fo:padding-bottom="0cm" fo:border="0.25pt solid #000000"/>
    </style:style>
    <style:style style:name="Tabla8.D5" style:family="table-cell">
      <style:table-cell-properties fo:padding-left="0.004cm" fo:padding-right="0.004cm" fo:padding-top="0cm" fo:padding-bottom="0cm" fo:border="0.25pt solid #000000"/>
    </style:style>
    <style:style style:name="Tabla8.E5" style:family="table-cell">
      <style:table-cell-properties fo:padding-left="0.004cm" fo:padding-right="0.004cm" fo:padding-top="0cm" fo:padding-bottom="0cm" fo:border="0.25pt solid #000000"/>
    </style:style>
    <style:style style:name="Tabla8.F5" style:family="table-cell">
      <style:table-cell-properties fo:padding-left="0.004cm" fo:padding-right="0.004cm" fo:padding-top="0cm" fo:padding-bottom="0cm" fo:border="0.25pt solid #000000"/>
    </style:style>
    <style:style style:name="Tabla8.G5" style:family="table-cell">
      <style:table-cell-properties fo:padding-left="0.004cm" fo:padding-right="0.004cm" fo:padding-top="0cm" fo:padding-bottom="0cm" fo:border="0.25pt solid #000000"/>
    </style:style>
    <style:style style:name="Tabla8.6" style:family="table-row">
      <style:table-row-properties style:min-row-height="0.513cm" fo:keep-together="auto"/>
    </style:style>
    <style:style style:name="Tabla8.A6" style:family="table-cell">
      <style:table-cell-properties fo:padding-left="0.004cm" fo:padding-right="0.004cm" fo:padding-top="0cm" fo:padding-bottom="0cm" fo:border="0.25pt solid #000000"/>
    </style:style>
    <style:style style:name="Tabla8.B6" style:family="table-cell">
      <style:table-cell-properties fo:padding-left="0.004cm" fo:padding-right="0.004cm" fo:padding-top="0cm" fo:padding-bottom="0cm" fo:border="0.25pt solid #000000"/>
    </style:style>
    <style:style style:name="Tabla8.C6" style:family="table-cell">
      <style:table-cell-properties fo:padding-left="0.004cm" fo:padding-right="0.004cm" fo:padding-top="0cm" fo:padding-bottom="0cm" fo:border="0.25pt solid #000000"/>
    </style:style>
    <style:style style:name="Tabla8.D6" style:family="table-cell">
      <style:table-cell-properties fo:padding-left="0.004cm" fo:padding-right="0.004cm" fo:padding-top="0cm" fo:padding-bottom="0cm" fo:border="0.25pt solid #000000"/>
    </style:style>
    <style:style style:name="Tabla8.E6" style:family="table-cell">
      <style:table-cell-properties fo:padding-left="0.004cm" fo:padding-right="0.004cm" fo:padding-top="0cm" fo:padding-bottom="0cm" fo:border="0.25pt solid #000000"/>
    </style:style>
    <style:style style:name="Tabla8.F6" style:family="table-cell">
      <style:table-cell-properties fo:padding-left="0.004cm" fo:padding-right="0.004cm" fo:padding-top="0cm" fo:padding-bottom="0cm" fo:border="0.25pt solid #000000"/>
    </style:style>
    <style:style style:name="Tabla8.G6" style:family="table-cell">
      <style:table-cell-properties fo:padding-left="0.004cm" fo:padding-right="0.004cm" fo:padding-top="0cm" fo:padding-bottom="0cm" fo:border="0.25pt solid #000000"/>
    </style:style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" style:family="paragraph" style:parent-style-name="Text_20_body">
      <style:text-properties style:font-name="Times New Roman" fo:font-size="13.5pt" style:font-size-asian="13.5pt"/>
    </style:style>
    <style:style style:name="P3" style:family="paragraph" style:parent-style-name="Standard">
      <style:paragraph-properties fo:margin-left="0.309cm" fo:margin-right="0cm" fo:margin-top="0.092cm" fo:margin-bottom="0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656cm" fo:margin-right="0cm" fo:line-height="200%" fo:text-indent="-1.348cm" style:auto-text-indent="false"/>
    </style:style>
    <style:style style:name="P5" style:family="paragraph" style:parent-style-name="Table_20_Paragraph">
      <style:paragraph-properties fo:margin-left="0.097cm" fo:margin-right="0cm" fo:margin-top="0.092cm" fo:margin-bottom="0cm" style:contextual-spacing="false"/>
    </style:style>
    <style:style style:name="P6" style:family="paragraph" style:parent-style-name="Table_20_Paragraph">
      <style:paragraph-properties fo:margin-left="0.095cm" fo:margin-right="0cm" fo:margin-top="0.092cm" fo:margin-bottom="0cm" style:contextual-spacing="false"/>
    </style:style>
    <style:style style:name="P7" style:family="paragraph" style:parent-style-name="Table_20_Paragraph">
      <style:paragraph-properties fo:margin-left="0.095cm" fo:margin-right="0cm"/>
    </style:style>
    <style:style style:name="P8" style:family="paragraph" style:parent-style-name="Table_20_Paragraph">
      <style:paragraph-properties fo:margin-left="0.097cm" fo:margin-right="0cm" fo:margin-top="0.09cm" fo:margin-bottom="0cm" style:contextual-spacing="false"/>
    </style:style>
    <style:style style:name="P9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10" style:family="paragraph" style:parent-style-name="Text_20_body">
      <style:text-properties fo:color="#3465a4" loext:opacity="100%" officeooo:rsid="001e9ffe" officeooo:paragraph-rsid="001e9ffe"/>
    </style:style>
    <style:style style:name="P11" style:family="paragraph" style:parent-style-name="Text_20_body">
      <style:text-properties fo:color="#3465a4" loext:opacity="100%" officeooo:rsid="001ce30b" officeooo:paragraph-rsid="001ce30b"/>
    </style:style>
    <style:style style:name="P12" style:family="paragraph" style:parent-style-name="Text_20_body">
      <style:text-properties fo:color="#3465a4" loext:opacity="100%" officeooo:rsid="0025f1df" officeooo:paragraph-rsid="0025f1df"/>
    </style:style>
    <style:style style:name="P13" style:family="paragraph" style:parent-style-name="Text_20_body">
      <style:text-properties fo:color="#3465a4" loext:opacity="100%" officeooo:rsid="002f6d78" officeooo:paragraph-rsid="002f6d78"/>
    </style:style>
    <style:style style:name="P14" style:family="paragraph" style:parent-style-name="Text_20_body">
      <style:text-properties fo:color="#3465a4" loext:opacity="100%" officeooo:rsid="003130c1" officeooo:paragraph-rsid="003130c1"/>
    </style:style>
    <style:style style:name="P15" style:family="paragraph" style:parent-style-name="Standard">
      <style:paragraph-properties fo:margin-left="0.309cm" fo:margin-right="0cm" fo:margin-top="0.298cm" fo:margin-bottom="0cm" style:contextual-spacing="false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</style:style>
    <style:style style:name="P17" style:family="paragraph" style:parent-style-name="Text_20_body">
      <style:text-properties fo:color="#3465a4" loext:opacity="100%" officeooo:rsid="003317c8" officeooo:paragraph-rsid="003317c8"/>
    </style:style>
    <style:style style:name="P18" style:family="paragraph" style:parent-style-name="Text_20_body">
      <style:text-properties fo:color="#3465a4" loext:opacity="100%" officeooo:rsid="00350559" officeooo:paragraph-rsid="00350559"/>
    </style:style>
    <style:style style:name="P19" style:family="paragraph" style:parent-style-name="Text_20_body">
      <style:text-properties fo:color="#3465a4" loext:opacity="100%" officeooo:rsid="0035e4c9" officeooo:paragraph-rsid="0039b81c"/>
    </style:style>
    <style:style style:name="P20" style:family="paragraph" style:parent-style-name="Text_20_body">
      <style:text-properties fo:color="#3465a4" loext:opacity="100%" officeooo:rsid="0035e4c9" officeooo:paragraph-rsid="0035e4c9"/>
    </style:style>
    <style:style style:name="P21" style:family="paragraph" style:parent-style-name="Text_20_body">
      <style:text-properties fo:color="#3465a4" loext:opacity="100%" officeooo:rsid="003a8b69" officeooo:paragraph-rsid="003a8b69"/>
    </style:style>
    <style:style style:name="P22" style:family="paragraph" style:parent-style-name="Text_20_body">
      <style:text-properties fo:color="#3465a4" loext:opacity="100%" officeooo:rsid="0035f418" officeooo:paragraph-rsid="0035f418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24" style:family="paragraph" style:parent-style-name="Standard">
      <style:paragraph-properties fo:margin-left="0.309cm" fo:margin-right="0cm" fo:margin-top="0cm" fo:margin-bottom="0cm" style:contextual-spacing="false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.309cm" fo:margin-right="0cm" fo:margin-top="0.201cm" fo:margin-bottom="0cm" style:contextual-spacing="false"/>
    </style:style>
    <style:style style:name="P26" style:family="paragraph" style:parent-style-name="Text_20_body">
      <style:paragraph-properties fo:margin-left="0.309cm" fo:margin-right="13.538cm" fo:margin-top="0.201cm" fo:margin-bottom="0cm" style:contextual-spacing="false" fo:line-height="138%" fo:text-indent="1.251cm" style:auto-text-indent="false"/>
    </style:style>
    <style:style style:name="P27" style:family="paragraph" style:parent-style-name="List_20_Paragraph" style:list-style-name="WWNum1">
      <style:paragraph-properties fo:margin-left="1.5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8" style:family="paragraph" style:parent-style-name="List_20_Paragraph" style:list-style-name="WWNum1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9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30" style:family="paragraph" style:parent-style-name="List_20_Paragraph" style:master-page-name="">
      <loext:graphic-properties draw:fill="none"/>
      <style:paragraph-properties fo:margin-left="1.6cm" fo:margin-right="0cm" fo:margin-top="0.201cm" fo:margin-bottom="0cm" style:contextual-spacing="false" fo:line-height="100%" fo:text-align="start" style:justify-single-word="false" fo:orphans="0" fo:widows="0" fo:text-indent="-1.199cm" style:auto-text-indent="false" style:page-number="auto" fo:background-color="transparent" style:writing-mode="lr-tb">
        <style:tab-stops>
          <style:tab-stop style:position="1.579cm"/>
          <style:tab-stop style:position="1.58cm"/>
        </style:tab-stops>
      </style:paragraph-properties>
    </style:style>
    <style:style style:name="P31" style:family="paragraph" style:parent-style-name="List_20_Paragraph">
      <loext:graphic-properties draw:fill="none"/>
      <style:paragraph-properties fo:margin-left="1.6cm" fo:margin-right="0cm" fo:margin-top="0.201cm" fo:margin-bottom="0cm" style:contextual-spacing="false" fo:line-height="100%" fo:text-align="start" style:justify-single-word="false" fo:orphans="0" fo:widows="0" fo:text-indent="-1.199cm" style:auto-text-indent="false" fo:background-color="transparent" style:writing-mode="lr-tb">
        <style:tab-stops>
          <style:tab-stop style:position="1.579cm"/>
          <style:tab-stop style:position="1.58cm"/>
        </style:tab-stops>
      </style:paragraph-properties>
    </style:style>
    <style:style style:name="P32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33" style:family="paragraph" style:parent-style-name="Text_20_body">
      <style:paragraph-properties fo:margin-top="0.005cm" fo:margin-bottom="0cm" style:contextual-spacing="false"/>
    </style:style>
    <style:style style:name="P34" style:family="paragraph" style:parent-style-name="Heading_20_1">
      <style:paragraph-properties fo:margin-top="0.092cm" fo:margin-bottom="0.093cm" style:contextual-spacing="false"/>
    </style:style>
    <style:style style:name="P35" style:family="paragraph" style:parent-style-name="Table_20_Paragraph">
      <style:paragraph-properties fo:margin-left="0.097cm" fo:margin-right="0.095cm" fo:margin-top="0.101cm" fo:margin-bottom="0cm" style:contextual-spacing="false"/>
    </style:style>
    <style:style style:name="P36" style:family="paragraph" style:parent-style-name="Table_20_Paragraph">
      <style:paragraph-properties fo:margin-left="0.095cm" fo:margin-right="0cm" fo:margin-top="0.101cm" fo:margin-bottom="0cm" style:contextual-spacing="false"/>
    </style:style>
    <style:style style:name="P37" style:family="paragraph" style:parent-style-name="Table_20_Paragraph">
      <style:paragraph-properties fo:margin-left="0.097cm" fo:margin-right="0cm" fo:margin-top="0.101cm" fo:margin-bottom="0cm" style:contextual-spacing="false"/>
    </style:style>
    <style:style style:name="P38" style:family="paragraph" style:parent-style-name="Table_20_Paragraph">
      <style:paragraph-properties fo:margin-left="0.097cm" fo:margin-right="0.129cm"/>
    </style:style>
    <style:style style:name="P39" style:family="paragraph" style:parent-style-name="Table_20_Paragraph">
      <style:paragraph-properties fo:margin-left="0.097cm" fo:margin-right="0.106cm" fo:margin-top="0.101cm" fo:margin-bottom="0cm" style:contextual-spacing="false" fo:text-align="justify" style:justify-single-word="false"/>
    </style:style>
    <style:style style:name="P40" style:family="paragraph" style:parent-style-name="Table_20_Paragraph">
      <style:paragraph-properties fo:margin-left="0.097cm" fo:margin-right="0.127cm" fo:margin-top="0.101cm" fo:margin-bottom="0cm" style:contextual-spacing="false"/>
    </style:style>
    <style:style style:name="P41" style:family="paragraph" style:parent-style-name="Table_20_Paragraph">
      <style:paragraph-properties fo:margin-left="0.097cm" fo:margin-right="0.143cm" fo:margin-top="0.101cm" fo:margin-bottom="0cm" style:contextual-spacing="false"/>
    </style:style>
    <style:style style:name="P42" style:family="paragraph" style:parent-style-name="Table_20_Paragraph">
      <style:paragraph-properties fo:margin-left="0.095cm" fo:margin-right="0.196cm" fo:margin-top="0.101cm" fo:margin-bottom="0cm" style:contextual-spacing="false"/>
    </style:style>
    <style:style style:name="P43" style:family="paragraph" style:parent-style-name="Table_20_Paragraph">
      <style:paragraph-properties fo:margin-left="0.097cm" fo:margin-right="0.388cm" fo:margin-top="0.101cm" fo:margin-bottom="0cm" style:contextual-spacing="false"/>
    </style:style>
    <style:style style:name="P44" style:family="paragraph" style:parent-style-name="Table_20_Paragraph">
      <style:text-properties fo:font-size="12pt" fo:font-weight="bold" style:font-size-asian="12pt" style:font-weight-asian="bold"/>
    </style:style>
    <style:style style:name="P45" style:family="paragraph" style:parent-style-name="Table_20_Paragraph">
      <style:paragraph-properties fo:margin-left="0.097cm" fo:margin-right="0.513cm"/>
    </style:style>
    <style:style style:name="P46" style:family="paragraph" style:parent-style-name="Table_20_Paragraph">
      <style:paragraph-properties fo:margin-left="0.097cm" fo:margin-right="0.7cm" fo:margin-top="0.101cm" fo:margin-bottom="0cm" style:contextual-spacing="false" fo:line-height="200%"/>
    </style:style>
    <style:style style:name="P47" style:family="paragraph" style:parent-style-name="Table_20_Paragraph">
      <style:paragraph-properties fo:margin-left="0.097cm" fo:margin-right="0cm"/>
    </style:style>
    <style:style style:name="P48" style:family="paragraph" style:parent-style-name="Text_20_body">
      <style:text-properties fo:font-weight="bold" style:font-weight-asian="bold"/>
    </style:style>
    <style:style style:name="P49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50" style:family="paragraph" style:parent-style-name="Text_20_body">
      <style:paragraph-properties fo:margin-left="0.309cm" fo:margin-right="0cm" fo:margin-top="0.203cm" fo:margin-bottom="0cm" style:contextual-spacing="false"/>
    </style:style>
    <style:style style:name="P51" style:family="paragraph" style:parent-style-name="Text_20_body">
      <style:paragraph-properties fo:margin-left="1.561cm" fo:margin-right="1.219cm" fo:margin-top="0.201cm" fo:margin-bottom="0cm" style:contextual-spacing="false" fo:line-height="138%" fo:text-indent="-1.251cm" style:auto-text-indent="false"/>
    </style:style>
    <style:style style:name="P52" style:family="paragraph" style:parent-style-name="Text_20_body">
      <style:paragraph-properties fo:margin-left="0.309cm" fo:margin-right="0cm" fo:line-height="0.517cm"/>
    </style:style>
    <style:style style:name="P53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54" style:family="paragraph" style:parent-style-name="Text_20_body">
      <style:paragraph-properties fo:margin-left="0.309cm" fo:margin-right="0cm"/>
    </style:style>
    <style:style style:name="P55" style:family="paragraph" style:parent-style-name="List_20_Paragraph" style:list-style-name="WWNum1">
      <style:paragraph-properties fo:margin-left="1.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56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Text_20_body">
      <style:paragraph-properties fo:margin-left="0.309cm" fo:margin-right="0.792cm" fo:margin-top="0.201cm" fo:margin-bottom="0cm" style:contextual-spacing="false" fo:text-align="justify" style:justify-single-word="false"/>
    </style:style>
    <style:style style:name="P59" style:family="paragraph" style:parent-style-name="Text_20_body">
      <style:paragraph-properties fo:margin-left="0.309cm" fo:margin-right="0cm" fo:margin-top="0.201cm" fo:margin-bottom="0cm" style:contextual-spacing="false" fo:text-align="justify" style:justify-single-word="false"/>
    </style:style>
    <style:style style:name="P60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</style:style>
    <style:style style:name="P61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62" style:family="paragraph" style:parent-style-name="Table_20_Paragraph">
      <style:paragraph-properties fo:margin-left="0.196cm" fo:margin-right="0cm" fo:margin-top="0.002cm" fo:margin-bottom="0cm" style:contextual-spacing="false"/>
    </style:style>
    <style:style style:name="P63" style:family="paragraph" style:parent-style-name="Table_20_Paragraph">
      <style:paragraph-properties fo:margin-left="0.716cm" fo:margin-right="0.067cm" style:line-height-at-least="0.476cm" fo:text-indent="-0.635cm" style:auto-text-indent="false"/>
    </style:style>
    <style:style style:name="P64" style:family="paragraph" style:parent-style-name="Table_20_Paragraph">
      <style:paragraph-properties fo:margin-left="0.905cm" fo:margin-right="0.092cm" style:line-height-at-least="0.476cm" fo:text-indent="-0.803cm" style:auto-text-indent="false"/>
    </style:style>
    <style:style style:name="P65" style:family="paragraph" style:parent-style-name="Table_20_Paragraph">
      <style:paragraph-properties fo:margin-left="0.873cm" fo:margin-right="0.058cm" style:line-height-at-least="0.476cm" fo:text-indent="-0.803cm" style:auto-text-indent="false"/>
    </style:style>
    <style:style style:name="P66" style:family="paragraph" style:parent-style-name="Table_20_Paragraph">
      <style:paragraph-properties fo:margin-left="1.074cm" fo:margin-right="0cm" fo:margin-top="0.002cm" fo:margin-bottom="0cm" style:contextual-spacing="false"/>
    </style:style>
    <style:style style:name="P67" style:family="paragraph" style:parent-style-name="Table_20_Paragraph">
      <style:paragraph-properties fo:margin-left="0.624cm" fo:margin-right="0.09cm" style:line-height-at-least="0.476cm" fo:text-indent="-0.51cm" style:auto-text-indent="false"/>
    </style:style>
    <style:style style:name="P68" style:family="paragraph" style:parent-style-name="Table_20_Paragraph">
      <style:paragraph-properties fo:margin-left="1.009cm" fo:margin-right="0cm" style:line-height-at-least="0.476cm" fo:text-indent="-0.887cm" style:auto-text-indent="false"/>
    </style:style>
    <style:style style:name="P69" style:family="paragraph" style:parent-style-name="Table_20_Paragraph">
      <style:paragraph-properties fo:margin-left="0.145cm" fo:margin-right="0cm" fo:margin-top="0.002cm" fo:margin-bottom="0cm" style:contextual-spacing="false"/>
    </style:style>
    <style:style style:name="P70" style:family="paragraph" style:parent-style-name="Table_20_Paragraph">
      <style:paragraph-properties fo:margin-left="0cm" fo:margin-right="0.039cm" fo:line-height="0.466cm" fo:text-align="end" style:justify-single-word="false"/>
    </style:style>
    <style:style style:name="P71" style:family="paragraph" style:parent-style-name="Table_20_Paragraph">
      <style:paragraph-properties fo:margin-left="0.005cm" fo:margin-right="0.309cm" fo:line-height="0.466cm" fo:text-align="center" style:justify-single-word="false"/>
    </style:style>
    <style:style style:name="P72" style:family="paragraph" style:parent-style-name="Table_20_Paragraph">
      <style:paragraph-properties fo:margin-left="0cm" fo:margin-right="0.037cm" fo:line-height="0.466cm" fo:text-align="end" style:justify-single-word="false"/>
    </style:style>
    <style:style style:name="P73" style:family="paragraph" style:parent-style-name="Table_20_Paragraph">
      <style:paragraph-properties fo:margin-left="0cm" fo:margin-right="0.037cm" fo:text-align="end" style:justify-single-word="false"/>
    </style:style>
    <style:style style:name="P74" style:family="paragraph" style:parent-style-name="Table_20_Paragraph">
      <style:paragraph-properties fo:margin-left="0cm" fo:margin-right="0.037cm" fo:margin-top="0.002cm" fo:margin-bottom="0cm" style:contextual-spacing="false" fo:line-height="0.429cm" fo:text-align="end" style:justify-single-word="false"/>
    </style:style>
    <style:style style:name="P75" style:family="paragraph" style:parent-style-name="Table_20_Paragraph">
      <style:paragraph-properties fo:margin-left="0.048cm" fo:margin-right="0.54cm"/>
    </style:style>
    <style:style style:name="P76" style:family="paragraph" style:parent-style-name="Table_20_Paragraph">
      <style:paragraph-properties fo:margin-left="0.048cm" fo:margin-right="0cm" fo:line-height="0.429cm"/>
    </style:style>
    <style:style style:name="P77" style:family="paragraph" style:parent-style-name="Table_20_Paragraph">
      <style:paragraph-properties fo:margin-left="0cm" fo:margin-right="0.035cm" fo:text-align="end" style:justify-single-word="false"/>
    </style:style>
    <style:style style:name="P78" style:family="paragraph" style:parent-style-name="Table_20_Paragraph">
      <style:paragraph-properties fo:margin-left="0cm" fo:margin-right="0.039cm" fo:margin-top="0.002cm" fo:margin-bottom="0cm" style:contextual-spacing="false" fo:line-height="0.429cm" fo:text-align="end" style:justify-single-word="false"/>
    </style:style>
    <style:style style:name="P79" style:family="paragraph" style:parent-style-name="Table_20_Paragraph">
      <style:paragraph-properties fo:margin-left="0.998cm" fo:margin-right="0.988cm" fo:text-align="center" style:justify-single-word="false"/>
    </style:style>
    <style:style style:name="P80" style:family="paragraph" style:parent-style-name="Table_20_Paragraph">
      <style:paragraph-properties fo:margin-left="0.007cm" fo:margin-right="0cm" fo:line-height="0.429cm" fo:text-align="center" style:justify-single-word="false"/>
    </style:style>
    <style:style style:name="P81" style:family="paragraph" style:parent-style-name="Table_20_Paragraph">
      <style:paragraph-properties fo:margin-left="0.557cm" fo:margin-right="0cm" fo:line-height="0.466cm"/>
    </style:style>
    <style:style style:name="P82" style:family="paragraph" style:parent-style-name="Table_20_Paragraph">
      <style:paragraph-properties fo:margin-left="0.557cm" fo:margin-right="0cm"/>
    </style:style>
    <style:style style:name="P83" style:family="paragraph" style:parent-style-name="Table_20_Paragraph">
      <style:paragraph-properties fo:margin-left="0.557cm" fo:margin-right="0cm" fo:margin-top="0.002cm" fo:margin-bottom="0cm" style:contextual-spacing="false" fo:line-height="0.429cm"/>
    </style:style>
    <style:style style:name="P84" style:family="paragraph" style:parent-style-name="Table_20_Paragraph">
      <style:paragraph-properties fo:margin-left="0cm" fo:margin-right="0.039cm" fo:margin-top="0.004cm" fo:margin-bottom="0cm" style:contextual-spacing="false" fo:text-align="end" style:justify-single-word="false"/>
    </style:style>
    <style:style style:name="P85" style:family="paragraph" style:parent-style-name="Table_20_Paragraph">
      <style:paragraph-properties fo:margin-left="0.026cm" fo:margin-right="0.303cm" fo:margin-top="0.004cm" fo:margin-bottom="0cm" style:contextual-spacing="false" fo:text-align="center" style:justify-single-word="false"/>
    </style:style>
    <style:style style:name="P86" style:family="paragraph" style:parent-style-name="Table_20_Paragraph">
      <style:paragraph-properties fo:margin-left="0cm" fo:margin-right="0.037cm" fo:margin-top="0.004cm" fo:margin-bottom="0cm" style:contextual-spacing="false" fo:text-align="end" style:justify-single-word="false"/>
    </style:style>
    <style:style style:name="P87" style:family="paragraph" style:parent-style-name="Table_20_Paragraph">
      <style:paragraph-properties fo:margin-left="0.048cm" fo:margin-right="0.96cm" style:line-height-at-least="0.476cm" fo:text-align="justify" style:justify-single-word="false"/>
    </style:style>
    <style:style style:name="P88" style:family="paragraph" style:parent-style-name="Table_20_Paragraph">
      <style:paragraph-properties fo:margin-left="1.05cm" fo:margin-right="1.039cm" style:line-height-at-least="0.476cm" fo:text-align="justify" style:justify-single-word="false"/>
    </style:style>
    <style:style style:name="P89" style:family="paragraph" style:parent-style-name="Table_20_Paragraph">
      <style:paragraph-properties fo:margin-left="0cm" fo:margin-right="0.035cm" fo:margin-top="0.004cm" fo:margin-bottom="0cm" style:contextual-spacing="false" fo:text-align="end" style:justify-single-word="false"/>
    </style:style>
    <style:style style:name="P90" style:family="paragraph" style:parent-style-name="Table_20_Paragraph">
      <style:paragraph-properties fo:margin-left="0cm" fo:margin-right="0.034cm" fo:margin-top="0.002cm" fo:margin-bottom="0cm" style:contextual-spacing="false" fo:line-height="0.429cm" fo:text-align="end" style:justify-single-word="false"/>
    </style:style>
    <style:style style:name="P91" style:family="paragraph" style:parent-style-name="Table_20_Paragraph">
      <style:paragraph-properties fo:margin-left="0.026cm" fo:margin-right="0.071cm" fo:line-height="0.466cm" fo:text-align="center" style:justify-single-word="false"/>
    </style:style>
    <style:style style:name="P92" style:family="paragraph" style:parent-style-name="Table_20_Paragraph">
      <style:paragraph-properties fo:margin-left="0cm" fo:margin-right="0.037cm" fo:margin-top="0.002cm" fo:margin-bottom="0cm" style:contextual-spacing="false" fo:text-align="end" style:justify-single-word="false"/>
    </style:style>
    <style:style style:name="P93" style:family="paragraph" style:parent-style-name="Table_20_Paragraph">
      <style:paragraph-properties fo:margin-left="0cm" fo:margin-right="0.037cm" fo:line-height="0.43cm" fo:text-align="end" style:justify-single-word="false"/>
    </style:style>
    <style:style style:name="P94" style:family="paragraph" style:parent-style-name="Table_20_Paragraph">
      <style:paragraph-properties fo:margin-left="0.048cm" fo:margin-right="0.549cm"/>
    </style:style>
    <style:style style:name="P95" style:family="paragraph" style:parent-style-name="Table_20_Paragraph">
      <style:paragraph-properties fo:margin-left="0.048cm" fo:margin-right="0cm" fo:line-height="0.43cm"/>
    </style:style>
    <style:style style:name="P96" style:family="paragraph" style:parent-style-name="Table_20_Paragraph">
      <style:paragraph-properties fo:margin-left="0cm" fo:margin-right="0.039cm" fo:text-align="end" style:justify-single-word="false"/>
    </style:style>
    <style:style style:name="P97" style:family="paragraph" style:parent-style-name="Table_20_Paragraph">
      <style:paragraph-properties fo:margin-left="0cm" fo:margin-right="0.039cm" fo:margin-top="0.002cm" fo:margin-bottom="0cm" style:contextual-spacing="false" fo:text-align="end" style:justify-single-word="false"/>
    </style:style>
    <style:style style:name="P98" style:family="paragraph" style:parent-style-name="Table_20_Paragraph">
      <style:paragraph-properties fo:margin-left="0cm" fo:margin-right="0.039cm" fo:line-height="0.43cm" fo:text-align="end" style:justify-single-word="false"/>
    </style:style>
    <style:style style:name="P99" style:family="paragraph" style:parent-style-name="Table_20_Paragraph">
      <style:paragraph-properties fo:margin-left="1.028cm" fo:margin-right="1.005cm" fo:text-align="justify" style:justify-single-word="false" fo:text-indent="-0.012cm" style:auto-text-indent="false"/>
    </style:style>
    <style:style style:name="P100" style:family="paragraph" style:parent-style-name="Table_20_Paragraph">
      <style:paragraph-properties fo:margin-left="0.993cm" fo:margin-right="0.988cm" fo:line-height="0.43cm" fo:text-align="center" style:justify-single-word="false"/>
    </style:style>
    <style:style style:name="P101" style:family="paragraph" style:parent-style-name="Table_20_Paragraph">
      <style:paragraph-properties fo:margin-left="0cm" fo:margin-right="0.035cm" fo:line-height="0.466cm" fo:text-align="end" style:justify-single-word="false"/>
    </style:style>
    <style:style style:name="P102" style:family="paragraph" style:parent-style-name="Table_20_Paragraph">
      <style:paragraph-properties fo:margin-left="0cm" fo:margin-right="0.034cm" fo:margin-top="0.002cm" fo:margin-bottom="0cm" style:contextual-spacing="false" fo:text-align="end" style:justify-single-word="false"/>
    </style:style>
    <style:style style:name="P103" style:family="paragraph" style:parent-style-name="Table_20_Paragraph">
      <style:paragraph-properties fo:margin-left="0cm" fo:margin-right="0.035cm" fo:line-height="0.43cm" fo:text-align="end" style:justify-single-word="false"/>
    </style:style>
    <style:style style:name="P104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105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106" style:family="paragraph" style:parent-style-name="Text_20_body">
      <style:paragraph-properties fo:margin-left="0.309cm" fo:margin-right="0cm" fo:text-align="justify" style:justify-single-word="false"/>
    </style:style>
    <style:style style:name="P107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08" style:family="paragraph" style:parent-style-name="Table_20_Paragraph">
      <style:paragraph-properties fo:margin-left="0.03cm" fo:margin-right="0.023cm" fo:margin-top="0.002cm" fo:margin-bottom="0cm" style:contextual-spacing="false" fo:text-align="center" style:justify-single-word="false"/>
    </style:style>
    <style:style style:name="P109" style:family="paragraph" style:parent-style-name="Table_20_Paragraph">
      <style:paragraph-properties fo:margin-left="0.182cm" fo:margin-right="0.083cm" style:line-height-at-least="0.476cm" fo:text-indent="-0.074cm" style:auto-text-indent="false"/>
    </style:style>
    <style:style style:name="P110" style:family="paragraph" style:parent-style-name="Table_20_Paragraph">
      <style:paragraph-properties fo:margin-left="0.473cm" fo:margin-right="0cm" style:line-height-at-least="0.476cm" fo:text-indent="-0.393cm" style:auto-text-indent="false"/>
    </style:style>
    <style:style style:name="P111" style:family="paragraph" style:parent-style-name="Table_20_Paragraph">
      <style:paragraph-properties fo:margin-left="0.206cm" fo:margin-right="0cm" fo:margin-top="0.002cm" fo:margin-bottom="0cm" style:contextual-spacing="false"/>
    </style:style>
    <style:style style:name="P112" style:family="paragraph" style:parent-style-name="Table_20_Paragraph">
      <style:paragraph-properties fo:margin-left="1.124cm" fo:margin-right="0cm" style:line-height-at-least="0.476cm" fo:text-indent="-1.02cm" style:auto-text-indent="false"/>
    </style:style>
    <style:style style:name="P113" style:family="paragraph" style:parent-style-name="Table_20_Paragraph">
      <style:paragraph-properties fo:margin-left="0.272cm" fo:margin-right="0cm" fo:margin-top="0.002cm" fo:margin-bottom="0cm" style:contextual-spacing="false"/>
    </style:style>
    <style:style style:name="P114" style:family="paragraph" style:parent-style-name="Table_20_Paragraph">
      <style:paragraph-properties fo:margin-left="0.208cm" fo:margin-right="0.102cm" style:line-height-at-least="0.476cm" fo:text-indent="-0.086cm" style:auto-text-indent="false"/>
    </style:style>
    <style:style style:name="P115" style:family="paragraph" style:parent-style-name="Table_20_Paragraph">
      <style:paragraph-properties fo:margin-left="0.494cm" fo:margin-right="0.127cm" style:line-height-at-least="0.476cm" fo:text-indent="-0.342cm" style:auto-text-indent="false"/>
    </style:style>
    <style:style style:name="P116" style:family="paragraph" style:parent-style-name="Table_20_Paragraph">
      <style:paragraph-properties fo:margin-left="0.157cm" fo:margin-right="0cm" fo:margin-top="0.002cm" fo:margin-bottom="0cm" style:contextual-spacing="false"/>
    </style:style>
    <style:style style:name="P117" style:family="paragraph" style:parent-style-name="Table_20_Paragraph">
      <style:paragraph-properties fo:margin-left="0.203cm" fo:margin-right="0cm" fo:margin-top="0.002cm" fo:margin-bottom="0cm" style:contextual-spacing="false"/>
    </style:style>
    <style:style style:name="P118" style:family="paragraph" style:parent-style-name="Table_20_Paragraph">
      <style:paragraph-properties fo:margin-left="0.159cm" fo:margin-right="0.023cm" fo:line-height="0.466cm" fo:text-align="center" style:justify-single-word="false"/>
    </style:style>
    <style:style style:name="P119" style:family="paragraph" style:parent-style-name="Table_20_Paragraph">
      <style:paragraph-properties fo:margin-left="0.048cm" fo:margin-right="0cm" fo:line-height="0.466cm"/>
    </style:style>
    <style:style style:name="P120" style:family="paragraph" style:parent-style-name="Table_20_Paragraph">
      <style:paragraph-properties fo:margin-left="0.519cm" fo:margin-right="0cm" fo:line-height="0.466cm"/>
    </style:style>
    <style:style style:name="P121" style:family="paragraph" style:parent-style-name="Table_20_Paragraph">
      <style:paragraph-properties fo:margin-left="0.519cm" fo:margin-right="0cm"/>
    </style:style>
    <style:style style:name="P122" style:family="paragraph" style:parent-style-name="Table_20_Paragraph">
      <style:paragraph-properties fo:margin-left="0.048cm" fo:margin-right="0cm"/>
    </style:style>
    <style:style style:name="P123" style:family="paragraph" style:parent-style-name="Table_20_Paragraph">
      <style:paragraph-properties fo:margin-left="0cm" fo:margin-right="0.034cm" fo:line-height="0.466cm" fo:text-align="end" style:justify-single-word="false"/>
    </style:style>
    <style:style style:name="P124" style:family="paragraph" style:parent-style-name="Table_20_Paragraph">
      <style:paragraph-properties fo:margin-left="0.159cm" fo:margin-right="0.023cm" fo:margin-top="0.004cm" fo:margin-bottom="0cm" style:contextual-spacing="false" fo:text-align="center" style:justify-single-word="false"/>
    </style:style>
    <style:style style:name="P125" style:family="paragraph" style:parent-style-name="Table_20_Paragraph">
      <style:paragraph-properties fo:margin-left="0.048cm" fo:margin-right="0cm" fo:margin-top="0.004cm" fo:margin-bottom="0cm" style:contextual-spacing="false"/>
    </style:style>
    <style:style style:name="P126" style:family="paragraph" style:parent-style-name="Table_20_Paragraph">
      <style:paragraph-properties fo:margin-left="0.519cm" fo:margin-right="0cm" fo:margin-top="0.004cm" fo:margin-bottom="0cm" style:contextual-spacing="false"/>
    </style:style>
    <style:style style:name="P127" style:family="paragraph" style:parent-style-name="Table_20_Paragraph">
      <style:paragraph-properties fo:margin-left="0.519cm" fo:margin-right="0cm" fo:line-height="0.43cm"/>
    </style:style>
    <style:style style:name="P128" style:family="paragraph" style:parent-style-name="Table_20_Paragraph">
      <style:paragraph-properties fo:margin-left="0.048cm" fo:margin-right="0cm" style:line-height-at-least="0.476cm"/>
    </style:style>
    <style:style style:name="P129" style:family="paragraph" style:parent-style-name="Table_20_Paragraph">
      <style:paragraph-properties fo:margin-left="0cm" fo:margin-right="0.034cm" fo:line-height="0.43cm" fo:text-align="end" style:justify-single-word="false"/>
    </style:style>
    <style:style style:name="P130" style:family="paragraph" style:parent-style-name="Table_20_Paragraph">
      <style:paragraph-properties fo:margin-left="0.861cm" fo:margin-right="0cm" fo:margin-top="0.004cm" fo:margin-bottom="0cm" style:contextual-spacing="false"/>
    </style:style>
    <style:style style:name="P131" style:family="paragraph" style:parent-style-name="Table_20_Paragraph">
      <style:paragraph-properties fo:margin-left="0.861cm" fo:margin-right="0cm" fo:line-height="0.43cm"/>
    </style:style>
    <style:style style:name="P132" style:family="paragraph" style:parent-style-name="Table_20_Paragraph">
      <style:paragraph-properties fo:margin-left="0cm" fo:margin-right="0.034cm" fo:margin-top="0.004cm" fo:margin-bottom="0cm" style:contextual-spacing="false" fo:text-align="end" style:justify-single-word="false"/>
    </style:style>
    <style:style style:name="P133" style:family="paragraph" style:parent-style-name="Table_20_Paragraph">
      <style:paragraph-properties fo:margin-left="0.159cm" fo:margin-right="0.023cm" fo:line-height="0.467cm" fo:text-align="center" style:justify-single-word="false"/>
    </style:style>
    <style:style style:name="P134" style:family="paragraph" style:parent-style-name="Table_20_Paragraph">
      <style:paragraph-properties fo:margin-left="0.048cm" fo:margin-right="0cm" fo:line-height="0.467cm"/>
    </style:style>
    <style:style style:name="P135" style:family="paragraph" style:parent-style-name="Table_20_Paragraph">
      <style:paragraph-properties fo:margin-left="0.519cm" fo:margin-right="0cm" fo:line-height="0.467cm"/>
    </style:style>
    <style:style style:name="P136" style:family="paragraph" style:parent-style-name="Table_20_Paragraph">
      <style:paragraph-properties fo:margin-left="0cm" fo:margin-right="0.037cm" fo:line-height="0.467cm" fo:text-align="end" style:justify-single-word="false"/>
    </style:style>
    <style:style style:name="P137" style:family="paragraph" style:parent-style-name="Table_20_Paragraph">
      <style:paragraph-properties fo:margin-left="0cm" fo:margin-right="0.034cm" fo:line-height="0.467cm" fo:text-align="end" style:justify-single-word="false"/>
    </style:style>
    <style:style style:name="P138" style:family="paragraph" style:parent-style-name="Table_20_Paragraph">
      <style:paragraph-properties fo:margin-left="0.773cm" fo:margin-right="0cm" fo:line-height="0.467cm"/>
    </style:style>
    <style:style style:name="P139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140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141" style:family="paragraph" style:parent-style-name="Table_20_Paragraph">
      <style:paragraph-properties fo:margin-left="0cm" fo:margin-right="0.062cm" fo:margin-top="0.002cm" fo:margin-bottom="0cm" style:contextual-spacing="false" fo:text-align="end" style:justify-single-word="false"/>
    </style:style>
    <style:style style:name="P142" style:family="paragraph" style:parent-style-name="Table_20_Paragraph">
      <style:paragraph-properties fo:margin-left="0.527cm" fo:margin-right="0cm" fo:margin-top="0.002cm" fo:margin-bottom="0cm" style:contextual-spacing="false"/>
    </style:style>
    <style:style style:name="P143" style:family="paragraph" style:parent-style-name="Table_20_Paragraph">
      <style:paragraph-properties fo:margin-left="1.169cm" fo:margin-right="0.028cm" style:line-height-at-least="0.476cm" fo:text-indent="-1.03cm" style:auto-text-indent="false"/>
    </style:style>
    <style:style style:name="P144" style:family="paragraph" style:parent-style-name="Table_20_Paragraph">
      <style:paragraph-properties fo:margin-left="1.132cm" fo:margin-right="0cm" style:line-height-at-least="0.476cm" fo:text-indent="-1.02cm" style:auto-text-indent="false"/>
    </style:style>
    <style:style style:name="P145" style:family="paragraph" style:parent-style-name="Table_20_Paragraph">
      <style:paragraph-properties fo:margin-left="0.93cm" fo:margin-right="0cm" style:line-height-at-least="0.476cm" fo:text-indent="-0.817cm" style:auto-text-indent="false"/>
    </style:style>
    <style:style style:name="P146" style:family="paragraph" style:parent-style-name="Table_20_Paragraph">
      <style:paragraph-properties fo:margin-left="1.032cm" fo:margin-right="0cm" style:line-height-at-least="0.476cm" fo:text-indent="-0.931cm" style:auto-text-indent="false"/>
    </style:style>
    <style:style style:name="P147" style:family="paragraph" style:parent-style-name="Table_20_Paragraph">
      <style:paragraph-properties fo:margin-left="0cm" fo:margin-right="0.092cm" fo:margin-top="0.002cm" fo:margin-bottom="0cm" style:contextual-spacing="false" fo:text-align="end" style:justify-single-word="false"/>
    </style:style>
    <style:style style:name="P148" style:family="paragraph" style:parent-style-name="Table_20_Paragraph">
      <style:paragraph-properties fo:margin-left="0.049cm" fo:margin-right="0cm" fo:line-height="0.466cm"/>
    </style:style>
    <style:style style:name="P149" style:family="paragraph" style:parent-style-name="Table_20_Paragraph">
      <style:paragraph-properties fo:margin-left="0.049cm" fo:margin-right="0cm" fo:line-height="0.43cm"/>
    </style:style>
    <style:style style:name="P150" style:family="paragraph" style:parent-style-name="Table_20_Paragraph">
      <style:paragraph-properties fo:margin-left="0.049cm" fo:margin-right="0cm" style:line-height-at-least="0.476cm"/>
    </style:style>
    <style:style style:name="P151" style:family="paragraph" style:parent-style-name="Table_20_Paragraph">
      <style:paragraph-properties fo:margin-left="0.049cm" fo:margin-right="0cm" fo:margin-top="0.002cm" fo:margin-bottom="0cm" style:contextual-spacing="false"/>
    </style:style>
    <style:style style:name="P152" style:family="paragraph" style:parent-style-name="Table_20_Paragraph">
      <style:paragraph-properties fo:margin-left="0.048cm" fo:margin-right="0cm" fo:margin-top="0.002cm" fo:margin-bottom="0cm" style:contextual-spacing="false"/>
    </style:style>
    <style:style style:name="P153" style:family="paragraph" style:parent-style-name="Table_20_Paragraph">
      <style:paragraph-properties fo:margin-left="0cm" fo:margin-right="0.037cm" fo:line-height="0.452cm" fo:text-align="end" style:justify-single-word="false"/>
    </style:style>
    <style:style style:name="P154" style:family="paragraph" style:parent-style-name="Table_20_Paragraph">
      <style:paragraph-properties fo:margin-left="0.049cm" fo:margin-right="0cm" fo:line-height="0.452cm"/>
    </style:style>
    <style:style style:name="P155" style:family="paragraph" style:parent-style-name="Table_20_Paragraph">
      <style:paragraph-properties fo:margin-left="0cm" fo:margin-right="0.039cm" fo:line-height="0.452cm" fo:text-align="end" style:justify-single-word="false"/>
    </style:style>
    <style:style style:name="P156" style:family="paragraph" style:parent-style-name="Table_20_Paragraph">
      <style:paragraph-properties fo:margin-left="0.048cm" fo:margin-right="0cm" fo:line-height="0.452cm"/>
    </style:style>
    <style:style style:name="P157" style:family="paragraph" style:parent-style-name="Table_20_Paragraph">
      <style:paragraph-properties fo:margin-left="0.049cm" fo:margin-right="0.633cm" style:line-height-at-least="0.476cm"/>
    </style:style>
    <style:style style:name="P158" style:family="paragraph" style:parent-style-name="Table_20_Paragraph">
      <style:paragraph-properties fo:margin-left="0.049cm" fo:margin-right="0cm" fo:margin-top="0.004cm" fo:margin-bottom="0cm" style:contextual-spacing="false"/>
    </style:style>
    <style:style style:name="P159" style:family="paragraph" style:parent-style-name="Table_20_Paragraph">
      <style:paragraph-properties fo:margin-left="0.049cm" fo:margin-right="0cm" fo:line-height="0.467cm"/>
    </style:style>
    <style:style style:name="P160" style:family="paragraph" style:parent-style-name="Table_20_Paragraph">
      <style:paragraph-properties fo:margin-left="0cm" fo:margin-right="0.039cm" fo:line-height="0.467cm" fo:text-align="end" style:justify-single-word="false"/>
    </style:style>
    <style:style style:name="P161" style:family="paragraph" style:parent-style-name="Text_20_body">
      <style:paragraph-properties fo:margin-left="0.309cm" fo:margin-right="0cm" fo:margin-top="0.002cm" fo:margin-bottom="0cm" style:contextual-spacing="false"/>
    </style:style>
    <style:style style:name="P162" style:family="paragraph" style:parent-style-name="Table_20_Paragraph">
      <style:text-properties style:font-name="Times New Roman" fo:font-size="11pt" style:font-size-asian="11pt"/>
    </style:style>
    <style:style style:name="P16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P16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165" style:family="paragraph" style:parent-style-name="Table_20_Paragraph">
      <style:paragraph-properties fo:margin-left="0.342cm" fo:margin-right="0cm"/>
    </style:style>
    <style:style style:name="P16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P167" style:family="paragraph">
      <loext:graphic-properties draw:fill="non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.5pt" style:font-size-asian="13.5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18cm" fo:font-weight="bold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letter-spacing="-0.012cm" fo:font-weight="bold" style:font-size-asian="12pt" style:font-weight-asian="bold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12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letter-spacing="-0.021cm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officeooo:rsid="00234b39"/>
    </style:style>
    <style:style style:name="T16" style:family="text">
      <style:text-properties officeooo:rsid="001fb164"/>
    </style:style>
    <style:style style:name="T17" style:family="text">
      <style:text-properties officeooo:rsid="002d9d78"/>
    </style:style>
    <style:style style:name="T18" style:family="text">
      <style:text-properties fo:font-size="12pt" fo:letter-spacing="-0.019cm" fo:font-weight="bold" style:font-size-asian="12pt" style:font-weight-asian="bold"/>
    </style:style>
    <style:style style:name="T19" style:family="text">
      <style:text-properties fo:font-size="12pt" fo:letter-spacing="-0.016cm" style:font-size-asian="12pt"/>
    </style:style>
    <style:style style:name="T20" style:family="text">
      <style:text-properties fo:font-weight="bold" style:font-weight-asian="bold"/>
    </style:style>
    <style:style style:name="T21" style:family="text">
      <style:text-properties fo:letter-spacing="-0.025cm" fo:font-weight="bold" style:font-weight-asian="bold"/>
    </style:style>
    <style:style style:name="T22" style:family="text">
      <style:text-properties fo:letter-spacing="-0.025cm"/>
    </style:style>
    <style:style style:name="T23" style:family="text">
      <style:text-properties fo:letter-spacing="-0.023cm"/>
    </style:style>
    <style:style style:name="T24" style:family="text">
      <style:text-properties officeooo:rsid="00350559"/>
    </style:style>
    <style:style style:name="T25" style:family="text">
      <style:text-properties fo:font-size="9pt" style:font-size-asian="9pt"/>
    </style:style>
    <style:style style:name="T26" style:family="text">
      <style:text-properties fo:letter-spacing="0.048cm" fo:font-weight="bold" style:font-weight-asian="bold"/>
    </style:style>
    <style:style style:name="T27" style:family="text">
      <style:text-properties fo:letter-spacing="0.048cm"/>
    </style:style>
    <style:style style:name="T28" style:family="text">
      <style:text-properties fo:letter-spacing="-0.004cm"/>
    </style:style>
    <style:style style:name="T29" style:family="text">
      <style:text-properties fo:font-size="12pt" fo:letter-spacing="-0.018cm" style:font-size-asian="12pt"/>
    </style:style>
    <style:style style:name="T30" style:family="text">
      <style:text-properties fo:font-size="12pt" fo:letter-spacing="-0.011cm" style:font-size-asian="12pt"/>
    </style:style>
    <style:style style:name="T31" style:family="text">
      <style:text-properties fo:font-size="10pt" style:font-size-asian="10pt"/>
    </style:style>
    <style:style style:name="T32" style:family="text">
      <style:text-properties fo:font-size="12pt" fo:letter-spacing="-0.007cm" fo:font-weight="bold" style:font-size-asian="12pt" style:font-weight-asian="bold"/>
    </style:style>
    <style:style style:name="T33" style:family="text">
      <style:text-properties fo:font-size="12pt" fo:letter-spacing="-0.009cm" fo:font-weight="bold" style:font-size-asian="12pt" style:font-weight-asian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font-size="11.5pt" fo:font-weight="bold" style:font-size-asian="11.5pt" style:font-weight-asian="bold"/>
    </style:style>
    <style:style style:name="T36" style:family="text">
      <style:text-properties fo:letter-spacing="-0.018cm"/>
    </style:style>
    <style:style style:name="T37" style:family="text">
      <style:text-properties fo:letter-spacing="-0.014cm"/>
    </style:style>
    <style:style style:name="T38" style:family="text">
      <style:text-properties fo:letter-spacing="-0.012cm"/>
    </style:style>
    <style:style style:name="T39" style:family="text">
      <style:text-properties fo:letter-spacing="-0.019cm"/>
    </style:style>
    <style:style style:name="T40" style:family="text">
      <style:text-properties fo:letter-spacing="-0.009cm"/>
    </style:style>
    <style:style style:name="T41" style:family="text">
      <style:text-properties fo:font-size="14pt" style:font-size-asian="14pt"/>
    </style:style>
    <style:style style:name="T42" style:family="text">
      <style:text-properties fo:font-size="12pt" fo:letter-spacing="-0.021cm" style:font-size-asian="12pt"/>
    </style:style>
    <style:style style:name="T43" style:family="text">
      <style:text-properties fo:font-size="12pt" fo:letter-spacing="-0.019cm" style:font-size-asian="12pt"/>
    </style:style>
    <style:style style:name="T44" style:family="text">
      <style:text-properties fo:letter-spacing="-0.007cm"/>
    </style:style>
    <style:style style:name="T45" style:family="text">
      <style:text-properties fo:font-size="11pt" fo:font-weight="bold" style:font-size-asian="11pt" style:font-weight-asian="bold"/>
    </style:style>
    <style:style style:name="T46" style:family="text">
      <style:text-properties fo:font-size="11pt" fo:letter-spacing="-0.004cm" fo:font-weight="bold" style:font-size-asian="11pt" style:font-weight-asian="bold"/>
    </style:style>
    <style:style style:name="T47" style:family="text">
      <style:text-properties fo:font-size="11pt" fo:letter-spacing="-0.007cm" fo:font-weight="bold" style:font-size-asian="11pt" style:font-weight-asian="bold"/>
    </style:style>
    <style:style style:name="T48" style:family="text">
      <style:text-properties fo:font-size="11pt" fo:letter-spacing="-0.018cm" fo:font-weight="bold" style:font-size-asian="11pt" style:font-weight-asian="bold"/>
    </style:style>
    <style:style style:name="T49" style:family="text">
      <style:text-properties fo:font-size="11pt" fo:letter-spacing="-0.011cm" fo:font-weight="bold" style:font-size-asian="11pt" style:font-weight-asian="bold"/>
    </style:style>
    <style:style style:name="T50" style:family="text">
      <style:text-properties fo:font-size="11pt" style:font-size-asian="11pt"/>
    </style:style>
    <style:style style:name="T51" style:family="text">
      <style:text-properties fo:font-size="11pt" fo:letter-spacing="-0.004cm" style:font-size-asian="11pt"/>
    </style:style>
    <style:style style:name="T52" style:family="text">
      <style:text-properties fo:font-size="11pt" fo:letter-spacing="-0.009cm" style:font-size-asian="11pt"/>
    </style:style>
    <style:style style:name="T53" style:family="text">
      <style:text-properties fo:font-size="11pt" fo:letter-spacing="0.141cm" style:font-size-asian="11pt"/>
    </style:style>
    <style:style style:name="T54" style:family="text">
      <style:text-properties fo:font-size="11pt" fo:letter-spacing="-0.019cm" style:font-size-asian="11pt"/>
    </style:style>
    <style:style style:name="T55" style:family="text">
      <style:text-properties fo:font-size="11pt" fo:letter-spacing="-0.011cm" style:font-size-asian="11pt"/>
    </style:style>
    <style:style style:name="T56" style:family="text">
      <style:text-properties fo:font-size="11pt" fo:letter-spacing="-0.007cm" style:font-size-asian="11pt"/>
    </style:style>
    <style:style style:name="T57" style:family="text">
      <style:text-properties fo:font-size="11pt" fo:letter-spacing="0.007cm" style:font-size-asian="11pt"/>
    </style:style>
    <style:style style:name="T58" style:family="text">
      <style:text-properties fo:letter-spacing="-0.011cm"/>
    </style:style>
    <style:style style:name="T59" style:family="text">
      <style:text-properties fo:font-size="11.5pt" style:font-size-asian="11.5pt"/>
    </style:style>
    <style:style style:name="T60" style:family="text">
      <style:text-properties fo:letter-spacing="0.074cm"/>
    </style:style>
    <style:style style:name="T61" style:family="text">
      <style:text-properties fo:font-size="11pt" fo:letter-spacing="0.012cm" style:font-size-asian="11pt"/>
    </style:style>
    <style:style style:name="T62" style:family="text">
      <style:text-properties fo:font-size="11pt" fo:letter-spacing="-0.023cm" style:font-size-asian="11pt"/>
    </style:style>
    <style:style style:name="T63" style:family="text">
      <style:text-properties fo:font-size="11pt" fo:letter-spacing="-0.021cm" style:font-size-asian="11pt"/>
    </style:style>
    <style:style style:name="T64" style:family="text">
      <style:text-properties style:font-name="Times New Roman" fo:font-size="11pt" style:font-size-asian="11pt"/>
    </style:style>
    <style:style style:name="T65" style:family="text">
      <style:text-properties fo:font-size="10pt" fo:font-weight="bold" style:font-size-asian="10pt" style:font-weight-asian="bold"/>
    </style:style>
    <style:style style:name="T66" style:family="text">
      <style:text-properties fo:font-size="10pt" fo:letter-spacing="-0.004cm" fo:font-weight="bold" style:font-size-asian="10pt" style:font-weight-asian="bold"/>
    </style:style>
    <style:style style:name="T67" style:family="text">
      <style:text-properties fo:font-size="10pt" fo:letter-spacing="-0.018cm" fo:font-weight="bold" style:font-size-asian="10pt" style:font-weight-asian="bold"/>
    </style:style>
    <style:style style:name="T68" style:family="text">
      <style:text-properties style:font-name="Times New Roman" fo:font-size="11.5pt" style:font-size-asian="11.5pt"/>
    </style:style>
    <style:style style:name="T69" style:family="text">
      <style:text-properties fo:font-size="10pt" fo:letter-spacing="-0.009cm" fo:font-weight="bold" style:font-size-asian="10pt" style:font-weight-asian="bold"/>
    </style:style>
    <style:style style:name="T70" style:family="text">
      <style:text-properties fo:font-size="10pt" fo:letter-spacing="-0.007cm" fo:font-weight="bold" style:font-size-asian="10pt" style:font-weight-asian="bold"/>
    </style:style>
    <style:style style:name="T71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2"/>
        <text:p text:style-name="P3" loext:marker-style-name="T3"><text:span text:style-name="T4">EJERCICIO</text:span><text:span text:style-name="T5"> </text:span><text:span text:style-name="T4">1</text:span><text:span text:style-name="T6"> </text:span><text:span text:style-name="T4">:</text:span><text:span text:style-name="T7"> </text:span><text:span text:style-name="T3">Dada</text:span><text:span text:style-name="T8"> </text:span><text:span text:style-name="T3">la</text:span><text:span text:style-name="T8"> </text:span><text:span text:style-name="T3">siguiente</text:span><text:span text:style-name="T8"> </text:span><text:span text:style-name="T3">relación,</text:span><text:span text:style-name="T8"> </text:span><text:span text:style-name="T3">transformarla</text:span><text:span text:style-name="T8"> </text:span><text:span text:style-name="T3">hasta</text:span><text:span text:style-name="T9"> </text:span><text:span text:style-name="T10">3FN</text:span></text:p>
        <text:p text:style-name="Text_20_body"/>
        <text:p text:style-name="P4">EMPLEADO<text:span text:style-name="T11"> </text:span>(Cod_empleado,<text:span text:style-name="T11"> </text:span>nombre_emp,<text:span text:style-name="T11"> </text:span>cod_dep,<text:span text:style-name="T11"> </text:span>nombre_dep,<text:span text:style-name="T11"> </text:span>años_dep,<text:span text:style-name="T11"> </text:span>teléfonos) CP{Cod_empleado, cod_dep}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column table:style-name="Tabla1.F"/>
          <table:table-row table:style-name="Tabla1.1">
            <table:table-cell table:style-name="Tabla1.A1" office:value-type="string">
              <text:p text:style-name="P5" loext:marker-style-name="T4"><text:span text:style-name="T12">Cod_empleado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</text:span><text:span text:style-name="T12"/></text:p>
            </table:table-cell>
            <table:table-cell table:style-name="Tabla1.A1" office:value-type="string">
              <text:p text:style-name="P5" loext:marker-style-name="T4"><text:span text:style-name="T12">cod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años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Teléfonos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5" loext:marker-style-name="T3"><text:span text:style-name="T10">10</text:span><text:span text:style-name="T10"/></text:p>
            </table:table-cell>
            <table:table-cell table:style-name="Tabla1.B2" office:value-type="string">
              <text:p text:style-name="P6" loext:marker-style-name="T3"><text:span text:style-name="T13">Luis</text:span><text:span text:style-name="T13"/></text:p>
            </table:table-cell>
            <table:table-cell table:style-name="Tabla1.C2" office:value-type="string">
              <text:p text:style-name="P5" loext:marker-style-name="T3"><text:span text:style-name="T3">6</text:span><text:span text:style-name="T3"/></text:p>
            </table:table-cell>
            <table:table-cell table:style-name="Tabla1.D2" office:value-type="string">
              <text:p text:style-name="P6" loext:marker-style-name="T3"><text:span text:style-name="T14">Contabilidad</text:span><text:span text:style-name="T14"/></text:p>
            </table:table-cell>
            <table:table-cell table:style-name="Tabla1.E2" office:value-type="string">
              <text:p text:style-name="P6" loext:marker-style-name="T3"><text:span text:style-name="T10">10</text:span><text:span text:style-name="T10"/></text:p>
            </table:table-cell>
            <table:table-cell table:style-name="Tabla1.F2" office:value-type="string">
              <text:p text:style-name="P6" loext:marker-style-name="T3"><text:span text:style-name="T14">978654523</text:span><text:span text:style-name="T14"/></text:p>
              <text:p text:style-name="P7" loext:marker-style-name="T3"><text:span text:style-name="T14">650123456</text:span><text:span text:style-name="T14"/></text:p>
            </table:table-cell>
          </table:table-row>
          <table:table-row table:style-name="Tabla1.1">
            <table:table-cell table:style-name="Tabla1.A3" office:value-type="string">
              <text:p text:style-name="P8" loext:marker-style-name="T3"><text:span text:style-name="T10">20</text:span><text:span text:style-name="T10"/></text:p>
            </table:table-cell>
            <table:table-cell table:style-name="Tabla1.B3" office:value-type="string">
              <text:p text:style-name="P9" loext:marker-style-name="T3"><text:span text:style-name="T10">Ana</text:span><text:span text:style-name="T10"/></text:p>
            </table:table-cell>
            <table:table-cell table:style-name="Tabla1.C3" office:value-type="string">
              <text:p text:style-name="P8" loext:marker-style-name="T3"><text:span text:style-name="T3">5</text:span><text:span text:style-name="T3"/></text:p>
            </table:table-cell>
            <table:table-cell table:style-name="Tabla1.D3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3" office:value-type="string">
              <text:p text:style-name="P9" loext:marker-style-name="T3"><text:span text:style-name="T3">5</text:span><text:span text:style-name="T3"/></text:p>
            </table:table-cell>
            <table:table-cell table:style-name="Tabla1.F3" office:value-type="string">
              <text:p text:style-name="P9" loext:marker-style-name="T3"><text:span text:style-name="T14">623897812</text:span><text:span text:style-name="T14"/></text:p>
            </table:table-cell>
          </table:table-row>
          <table:table-row table:style-name="Tabla1.4">
            <table:table-cell table:style-name="Tabla1.A4" office:value-type="string">
              <text:p text:style-name="P8" loext:marker-style-name="T3"><text:span text:style-name="T10">10</text:span><text:span text:style-name="T10"/></text:p>
            </table:table-cell>
            <table:table-cell table:style-name="Tabla1.B4" office:value-type="string">
              <text:p text:style-name="P9" loext:marker-style-name="T3"><text:span text:style-name="T13">Luis</text:span><text:span text:style-name="T13"/></text:p>
            </table:table-cell>
            <table:table-cell table:style-name="Tabla1.C4" office:value-type="string">
              <text:p text:style-name="P8" loext:marker-style-name="T3"><text:span text:style-name="T3">5</text:span><text:span text:style-name="T3"/></text:p>
            </table:table-cell>
            <table:table-cell table:style-name="Tabla1.D4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4" office:value-type="string">
              <text:p text:style-name="P9" loext:marker-style-name="T3"><text:span text:style-name="T3">7</text:span><text:span text:style-name="T3"/></text:p>
            </table:table-cell>
            <table:table-cell table:style-name="Tabla1.F4" office:value-type="string">
              <text:p text:style-name="P9" loext:marker-style-name="T3"><text:span text:style-name="T14">978123698</text:span><text:span text:style-name="T14"/></text:p>
              <text:p text:style-name="P7" loext:marker-style-name="T3"><text:span text:style-name="T14">679564598</text:span><text:span text:style-name="T14"/></text:p>
            </table:table-cell>
          </table:table-row>
        </table:table>
        <text:p text:style-name="Text_20_body"/>
        <text:p text:style-name="P10">1FN</text:p>
        <text:p text:style-name="P11">EMPLEADO (<text:span text:style-name="T15">#</text:span>cod_empleado, nombre_emp, <text:span text:style-name="T15">#</text:span>cod_dep, nombre_dep, años_dep)</text:p>
        <text:p text:style-name="P11">TELÉFONOS (<text:span text:style-name="T16">#</text:span>cod_empleado, <text:span text:style-name="T16">#cod_dep, #</text:span>teléfonos)</text:p>
        <text:p text:style-name="P11"/>
        <text:p text:style-name="P10">2FN</text:p>
        <text:p text:style-name="P12">EMPLEADO (#cod_empleado, nombre_emp)</text:p>
        <text:p text:style-name="P12">DEPARTAMENTO<text:span text:style-name="T17">S</text:span> (#cod_dep, nombre_dep)</text:p>
        <text:p text:style-name="P13">EMPLE.DPTO (#cod_empleado, #cod_dep, años_dep)</text:p>
        <text:p text:style-name="P13"/>
        <text:p text:style-name="P14">3FN → Ya esta</text:p>
        <text:p text:style-name="P15" loext:marker-style-name="T3"><text:span text:style-name="T4">EJERCICIO</text:span><text:span text:style-name="T18"> </text:span><text:span text:style-name="T4">2:</text:span><text:span text:style-name="T6"> </text:span><text:span text:style-name="T3">Dada</text:span><text:span text:style-name="T19"> </text:span><text:span text:style-name="T3">la</text:span><text:span text:style-name="T19"> </text:span><text:span text:style-name="T3">siguiente</text:span><text:span text:style-name="T19"> </text:span><text:span text:style-name="T3">relación,</text:span><text:span text:style-name="T19"> </text:span><text:span text:style-name="T3">transformarla</text:span><text:span text:style-name="T19"> </text:span><text:span text:style-name="T3">hasta</text:span><text:span text:style-name="T8"> </text:span><text:span text:style-name="T10">3FN</text:span></text:p>
        <text:p text:style-name="P16"><text:span text:style-name="T20">GASTOS_EMPLEADOS</text:span><text:span text:style-name="T21"> </text:span>(cod_empleado,<text:span text:style-name="T22"> </text:span>cod_viaje,<text:span text:style-name="T23"> </text:span>destino,<text:span text:style-name="T22"> </text:span>gasto_total,<text:span text:style-name="T23"> </text:span>nombre) CP{cod_empleado, cod_viaje}</text:p>
        <text:p text:style-name="P17">1FN → <text:span text:style-name="T24">Ya esta</text:span></text:p>
        <text:p text:style-name="P17"/>
        <text:p text:style-name="P18">2FN</text:p>
        <text:p text:style-name="P19">EMPLEADO (#cod_empleado, nombre)</text:p>
        <text:p text:style-name="P20">VIAJE (#cod_viaje, destino)</text:p>
        <text:p text:style-name="P21">GASTO (#cod_empleado, #cod_viaje, gasto total)</text:p>
        <text:p text:style-name="P20"/>
        <text:p text:style-name="P22">3FN → Ya esta</text:p>
        <text:p text:style-name="Text_20_body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3" loext:marker-style-name="T25"/>
        <text:p text:style-name="P24" loext:marker-style-name="T3"><text:soft-page-break/><text:span text:style-name="T4">EJERCICIO</text:span><text:span text:style-name="T18"> </text:span><text:span text:style-name="T4">3:</text:span><text:span text:style-name="T6"> </text:span><text:span text:style-name="T3">Dada</text:span><text:span text:style-name="T19"> </text:span><text:span text:style-name="T3">la</text:span><text:span text:style-name="T19"> </text:span><text:span text:style-name="T3">siguiente</text:span><text:span text:style-name="T19"> </text:span><text:span text:style-name="T3">relación,</text:span><text:span text:style-name="T19"> </text:span><text:span text:style-name="T3">transformarla</text:span><text:span text:style-name="T19"> </text:span><text:span text:style-name="T3">hasta</text:span><text:span text:style-name="T8"> </text:span><text:span text:style-name="T10">3FN</text:span></text:p>
        <text:p text:style-name="P25"><text:span text:style-name="T20">PELICULAS</text:span><text:span text:style-name="T26"> </text:span>(cod_pelicula,<text:span text:style-name="T27"> </text:span>sesiones,<text:span text:style-name="T27"> </text:span>título,<text:span text:style-name="T27"> </text:span>año,<text:span text:style-name="T27"> </text:span>nombre_director,<text:span text:style-name="T27"> </text:span>nacionalidad_director,<text:span text:style-name="T27"> </text:span>actores, nombre_sala, dirección_sala, capacidad_sala)</text:p>
        <text:p text:style-name="P26">CP<text:span text:style-name="T22"> </text:span>{cod_pelicula} <text:span text:style-name="T28">Restricciones:</text:span></text:p>
        <text:list text:style-name="WWNum1">
          <text:list-item>
            <text:p text:style-name="P27" loext:marker-style-name="T3"><text:span text:style-name="T3">Todos</text:span><text:span text:style-name="T29"> </text:span><text:span text:style-name="T3">los</text:span><text:span text:style-name="T19"> </text:span><text:span text:style-name="T3">atributos</text:span><text:span text:style-name="T19"> </text:span><text:span text:style-name="T3">tienen</text:span><text:span text:style-name="T19"> </text:span><text:span text:style-name="T3">restricción</text:span><text:span text:style-name="T29"> </text:span><text:span text:style-name="T3">de</text:span><text:span text:style-name="T19"> </text:span><text:span text:style-name="T3">valor</text:span><text:span text:style-name="T19"> </text:span><text:span text:style-name="T3">no</text:span><text:span text:style-name="T19"> </text:span><text:span text:style-name="T14">nulo.</text:span></text:p>
          </text:list-item>
          <text:list-item>
            <text:p text:style-name="P28" loext:marker-style-name="T3"><text:span text:style-name="T3">Los</text:span><text:span text:style-name="T9"> </text:span><text:span text:style-name="T3">actores</text:span><text:span text:style-name="T30"> </text:span><text:span text:style-name="T3">se</text:span><text:span text:style-name="T9"> </text:span><text:span text:style-name="T3">identifican</text:span><text:span text:style-name="T30"> </text:span><text:span text:style-name="T3">por</text:span><text:span text:style-name="T30"> </text:span><text:span text:style-name="T3">el</text:span><text:span text:style-name="T9"> </text:span><text:span text:style-name="T14">nombre.</text:span></text:p>
          </text:list-item>
          <text:list-item>
            <text:p text:style-name="P28" loext:marker-style-name="T3"><text:span text:style-name="T3">La</text:span><text:span text:style-name="T30"> </text:span><text:span text:style-name="T3">nacionalidad</text:span><text:span text:style-name="T30"> </text:span><text:span text:style-name="T3">del</text:span><text:span text:style-name="T30"> </text:span><text:span text:style-name="T3">director</text:span><text:span text:style-name="T30"> </text:span><text:span text:style-name="T3">depende</text:span><text:span text:style-name="T30"> </text:span><text:span text:style-name="T3">de</text:span><text:span text:style-name="T30"> </text:span><text:span text:style-name="T3">su</text:span><text:span text:style-name="T10"> </text:span><text:span text:style-name="T14">nombre.</text:span></text:p>
          </text:list-item>
          <text:list-item>
            <text:p text:style-name="P28" loext:marker-style-name="T3"><text:span text:style-name="T3">Las</text:span><text:span text:style-name="T30"> </text:span><text:span text:style-name="T3">salas</text:span><text:span text:style-name="T30"> </text:span><text:span text:style-name="T3">se</text:span><text:span text:style-name="T30"> </text:span><text:span text:style-name="T3">identifican</text:span><text:span text:style-name="T10"> </text:span><text:span text:style-name="T3">por</text:span><text:span text:style-name="T30"> </text:span><text:span text:style-name="T3">su</text:span><text:span text:style-name="T30"> </text:span><text:span text:style-name="T14">nombre.</text:span></text:p>
          </text:list-item>
          <text:list-item>
            <text:p text:style-name="P28" loext:marker-style-name="T3"><text:span text:style-name="T3">La</text:span><text:span text:style-name="T9"> </text:span><text:span text:style-name="T3">dirección</text:span><text:span text:style-name="T13"> </text:span><text:span text:style-name="T3">y</text:span><text:span text:style-name="T13"> </text:span><text:span text:style-name="T3">capacidad</text:span><text:span text:style-name="T10"> </text:span><text:span text:style-name="T3">de</text:span><text:span text:style-name="T13"> </text:span><text:span text:style-name="T3">una</text:span><text:span text:style-name="T13"> </text:span><text:span text:style-name="T3">sala</text:span><text:span text:style-name="T10"> </text:span><text:span text:style-name="T3">dependen</text:span><text:span text:style-name="T13"> </text:span><text:span text:style-name="T3">de</text:span><text:span text:style-name="T13"> </text:span><text:span text:style-name="T3">su</text:span><text:span text:style-name="T13"> </text:span><text:span text:style-name="T14">nombre.</text:span></text:p>
          </text:list-item>
          <text:list-item>
            <text:p text:style-name="P28" loext:marker-style-name="T3"><text:span text:style-name="T3">Cada</text:span><text:span text:style-name="T30"> </text:span><text:span text:style-name="T3">película</text:span><text:span text:style-name="T13"> </text:span><text:span text:style-name="T3">se</text:span><text:span text:style-name="T13"> </text:span><text:span text:style-name="T3">puede</text:span><text:span text:style-name="T13"> </text:span><text:span text:style-name="T3">pasar</text:span><text:span text:style-name="T13"> </text:span><text:span text:style-name="T3">en</text:span><text:span text:style-name="T13"> </text:span><text:span text:style-name="T3">una</text:span><text:span text:style-name="T13"> </text:span><text:span text:style-name="T3">o</text:span><text:span text:style-name="T13"> </text:span><text:span text:style-name="T3">varias</text:span><text:span text:style-name="T13"> </text:span><text:span text:style-name="T14">sesiones.</text:span></text:p>
          </text:list-item>
          <text:list-item>
            <text:p text:style-name="P28" loext:marker-style-name="T3"><text:span text:style-name="T3">Cada</text:span><text:span text:style-name="T8"> </text:span><text:span text:style-name="T3">película</text:span><text:span text:style-name="T10"> </text:span><text:span text:style-name="T3">se</text:span><text:span text:style-name="T10"> </text:span><text:span text:style-name="T3">pasa</text:span><text:span text:style-name="T30"> </text:span><text:span text:style-name="T3">en</text:span><text:span text:style-name="T10"> </text:span><text:span text:style-name="T3">una</text:span><text:span text:style-name="T10"> </text:span><text:span text:style-name="T3">determinada</text:span><text:span text:style-name="T10"> </text:span><text:span text:style-name="T14">sala.</text:span></text:p>
          </text:list-item>
        </text:list>
        <text:p text:style-name="P29" loext:marker-style-name="T3"/>
        <text:p text:style-name="P30" loext:marker-style-name="T3"/>
        <text:p text:style-name="P31" loext:marker-style-name="T3"/>
      </text:section>
      <text:p text:style-name="P32" loext:marker-style-name="T31"/>
      <text:p text:style-name="P33"/>
      <text:h text:style-name="P34" text:outline-level="2"><text:span text:style-name="T28">PELICULAS</text:span>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5" loext:marker-style-name="T4"><text:span text:style-name="T12">cod_peli </text:span><text:span text:style-name="T32">cula</text:span></text:p>
          </table:table-cell>
          <table:table-cell table:style-name="Tabla3.A1" office:value-type="string">
            <text:p text:style-name="P36" loext:marker-style-name="T4"><text:span text:style-name="T12">sesiones</text:span><text:span text:style-name="T12"/></text:p>
          </table:table-cell>
          <table:table-cell table:style-name="Tabla3.A1" office:value-type="string">
            <text:p text:style-name="P36" loext:marker-style-name="T4"><text:span text:style-name="T12">titulo</text:span><text:span text:style-name="T12"/></text:p>
          </table:table-cell>
          <table:table-cell table:style-name="Tabla3.A1" office:value-type="string">
            <text:p text:style-name="P36" loext:marker-style-name="T4"><text:span text:style-name="T33">año</text:span><text:span text:style-name="T33"/></text:p>
          </table:table-cell>
          <table:table-cell table:style-name="Tabla3.A1" office:value-type="string">
            <text:p text:style-name="P37" loext:marker-style-name="T4"><text:span text:style-name="T12">nombre</text:span><text:span text:style-name="T12"/></text:p>
            <text:p text:style-name="P38" loext:marker-style-name="T4"><text:span text:style-name="T12">_directo </text:span><text:span text:style-name="T5">r</text:span></text:p>
          </table:table-cell>
          <table:table-cell table:style-name="Tabla3.A1" office:value-type="string">
            <text:p text:style-name="P39" loext:marker-style-name="T4"><text:span text:style-name="T12">nacional idad_dir ector</text:span><text:span text:style-name="T12"/></text:p>
          </table:table-cell>
          <table:table-cell table:style-name="Tabla3.A1" office:value-type="string">
            <text:p text:style-name="P37" loext:marker-style-name="T4"><text:span text:style-name="T12">actores</text:span><text:span text:style-name="T12"/></text:p>
          </table:table-cell>
          <table:table-cell table:style-name="Tabla3.A1" office:value-type="string">
            <text:p text:style-name="P40" loext:marker-style-name="T4"><text:span text:style-name="T12">nombr e_sala</text:span><text:span text:style-name="T12"/></text:p>
          </table:table-cell>
          <table:table-cell table:style-name="Tabla3.A1" office:value-type="string">
            <text:p text:style-name="P36" loext:marker-style-name="T4"><text:span text:style-name="T12">dirección_s </text:span><text:span text:style-name="T32">ala</text:span></text:p>
          </table:table-cell>
          <table:table-cell table:style-name="Tabla3.A1" office:value-type="string">
            <text:p text:style-name="P41" loext:marker-style-name="T4"><text:span text:style-name="T12">capacida d_sala</text:span><text:span text:style-name="T12"/></text:p>
          </table:table-cell>
        </table:table-row>
        <table:table-row table:style-name="Tabla3.2">
          <table:table-cell table:style-name="Tabla3.A2" office:value-type="string">
            <text:p text:style-name="P37" loext:marker-style-name="T3"><text:span text:style-name="T10">101</text:span><text:span text:style-name="T10"/></text:p>
          </table:table-cell>
          <table:table-cell table:style-name="Tabla3.B2" office:value-type="string">
            <text:p text:style-name="P36" loext:marker-style-name="T3"><text:span text:style-name="T3">1ª,</text:span><text:span text:style-name="T34"> </text:span><text:span text:style-name="T10">2ª</text:span></text:p>
          </table:table-cell>
          <table:table-cell table:style-name="Tabla3.C2" office:value-type="string">
            <text:p text:style-name="P42" loext:marker-style-name="T3"><text:span text:style-name="T13">StarWar </text:span><text:span text:style-name="T29">s</text:span></text:p>
          </table:table-cell>
          <table:table-cell table:style-name="Tabla3.D2" office:value-type="string">
            <text:p text:style-name="P36" loext:marker-style-name="T3"><text:span text:style-name="T13">1977</text:span><text:span text:style-name="T13"/></text:p>
          </table:table-cell>
          <table:table-cell table:style-name="Tabla3.E2" office:value-type="string">
            <text:p text:style-name="P35" loext:marker-style-name="T3"><text:span text:style-name="T13">George Lucas</text:span><text:span text:style-name="T13"/></text:p>
          </table:table-cell>
          <table:table-cell table:style-name="Tabla3.F2" office:value-type="string">
            <text:p text:style-name="P37" loext:marker-style-name="T3"><text:span text:style-name="T10">USA</text:span><text:span text:style-name="T10"/></text:p>
          </table:table-cell>
          <table:table-cell table:style-name="Tabla3.G2" office:value-type="string">
            <text:p text:style-name="P43" loext:marker-style-name="T3"><text:span text:style-name="T14">Harrison </text:span><text:span text:style-name="T13">Ford</text:span></text:p>
            <text:p text:style-name="P44" loext:marker-style-name="T4"/>
            <text:p text:style-name="P45" loext:marker-style-name="T3"><text:span text:style-name="T13">Mark </text:span><text:span text:style-name="T14">Hammil</text:span></text:p>
          </table:table-cell>
          <table:table-cell table:style-name="Tabla3.H2" office:value-type="string">
            <text:p text:style-name="P37" loext:marker-style-name="T3"><text:span text:style-name="T3">Sala</text:span><text:span text:style-name="T13"> </text:span><text:span text:style-name="T29">1</text:span></text:p>
          </table:table-cell>
          <table:table-cell table:style-name="Tabla3.I2" office:value-type="string">
            <text:p text:style-name="P36" loext:marker-style-name="T3"><text:span text:style-name="T3">C/</text:span><text:span text:style-name="T13"> </text:span><text:span text:style-name="T14">mayor</text:span></text:p>
          </table:table-cell>
          <table:table-cell table:style-name="Tabla3.J2" office:value-type="string">
            <text:p text:style-name="P37" loext:marker-style-name="T3"><text:span text:style-name="T10">300</text:span><text:span text:style-name="T10"/></text:p>
          </table:table-cell>
        </table:table-row>
        <table:table-row table:style-name="Tabla3.3">
          <table:table-cell table:style-name="Tabla3.A3" office:value-type="string">
            <text:p text:style-name="P37" loext:marker-style-name="T3"><text:span text:style-name="T10">102</text:span><text:span text:style-name="T10"/></text:p>
          </table:table-cell>
          <table:table-cell table:style-name="Tabla3.B3" office:value-type="string">
            <text:p text:style-name="P36" loext:marker-style-name="T3"><text:span text:style-name="T3">2ª,</text:span><text:span text:style-name="T34"> </text:span><text:span text:style-name="T10">3ª</text:span></text:p>
          </table:table-cell>
          <table:table-cell table:style-name="Tabla3.C3" office:value-type="string">
            <text:p text:style-name="P36" loext:marker-style-name="T3"><text:span text:style-name="T14">StarTrek</text:span><text:span text:style-name="T14"/></text:p>
          </table:table-cell>
          <table:table-cell table:style-name="Tabla3.D3" office:value-type="string">
            <text:p text:style-name="P36" loext:marker-style-name="T3"><text:span text:style-name="T13">2012</text:span><text:span text:style-name="T13"/></text:p>
          </table:table-cell>
          <table:table-cell table:style-name="Tabla3.E3" office:value-type="string">
            <text:p text:style-name="P37" loext:marker-style-name="T3"><text:span text:style-name="T3">Ni</text:span><text:span text:style-name="T14"> </text:span><text:span text:style-name="T13">idea</text:span></text:p>
          </table:table-cell>
          <table:table-cell table:style-name="Tabla3.F3" office:value-type="string">
            <text:p text:style-name="P37" loext:marker-style-name="T3"><text:span text:style-name="T10">USA</text:span><text:span text:style-name="T10"/></text:p>
          </table:table-cell>
          <table:table-cell table:style-name="Tabla3.G3" office:value-type="string">
            <text:p text:style-name="P46" loext:marker-style-name="T3"><text:span text:style-name="T14">Actor1 Actor2</text:span><text:span text:style-name="T14"/></text:p>
            <text:p text:style-name="P47" loext:marker-style-name="T3"><text:span text:style-name="T14">Actor3</text:span><text:span text:style-name="T14"/></text:p>
          </table:table-cell>
          <table:table-cell table:style-name="Tabla3.H3" office:value-type="string">
            <text:p text:style-name="P37" loext:marker-style-name="T3"><text:span text:style-name="T3">Sala</text:span><text:span text:style-name="T13"> </text:span><text:span text:style-name="T29">2</text:span></text:p>
          </table:table-cell>
          <table:table-cell table:style-name="Tabla3.I3" office:value-type="string">
            <text:p text:style-name="P36" loext:marker-style-name="T3"><text:span text:style-name="T3">C/</text:span><text:span text:style-name="T14"> menor</text:span></text:p>
          </table:table-cell>
          <table:table-cell table:style-name="Tabla3.J3" office:value-type="string">
            <text:p text:style-name="P37" loext:marker-style-name="T3"><text:span text:style-name="T10">150</text:span><text:span text:style-name="T10"/></text:p>
          </table:table-cell>
        </table:table-row>
      </table:table>
      <text:p text:style-name="P48" loext:marker-style-name="T20"/>
      <text:p text:style-name="P48" loext:marker-style-name="T20"/>
      <text:p text:style-name="P49" loext:marker-style-name="T35"/>
      <text:p text:style-name="P24" loext:marker-style-name="T4"><text:span text:style-name="T4">EJERCICIO</text:span><text:span text:style-name="T5"> 4</text:span></text:p>
      <text:p text:style-name="P50">La<text:span text:style-name="T36"> </text:span>inspección<text:span text:style-name="T37"> </text:span>técnica<text:span text:style-name="T38"> </text:span>de<text:span text:style-name="T37"> </text:span>un<text:span text:style-name="T38"> </text:span>vehículo<text:span text:style-name="T37"> </text:span>se<text:span text:style-name="T38"> </text:span>controla<text:span text:style-name="T37"> </text:span>mediante<text:span text:style-name="T38"> </text:span>la<text:span text:style-name="T37"> </text:span>estructura<text:span text:style-name="T38"> </text:span><text:span text:style-name="T28">siguiente:</text:span></text:p>
      <text:p text:style-name="P51"><text:span text:style-name="T20">ITVS</text:span><text:span text:style-name="T21"> </text:span>(dni,<text:span text:style-name="T22"> </text:span>matrícula,<text:span text:style-name="T23"> </text:span>fecha,<text:span text:style-name="T22"> </text:span>cod_mecánico,<text:span text:style-name="T23"> </text:span>nombre_mecánico,<text:span text:style-name="T22"> </text:span>resultado,<text:span text:style-name="T23"> </text:span>nombre_propietario) CP {dni, matricula, fecha}</text:p>
      <text:p text:style-name="P52">Normaliza<text:span text:style-name="T11"> </text:span>hasta<text:span text:style-name="T39"> </text:span><text:span text:style-name="T40">3FN</text:span></text:p>
      <text:p text:style-name="P53" loext:marker-style-name="T41"/>
      <text:p text:style-name="P54"><text:span text:style-name="T28">Restricciones:</text:span></text:p>
      <text:list text:continue-numbering="true" text:style-name="WWNum1">
        <text:list-item>
          <text:p text:style-name="P55" loext:marker-style-name="T3"><text:span text:style-name="T3">Todos</text:span><text:span text:style-name="T42"> </text:span><text:span text:style-name="T3">los</text:span><text:span text:style-name="T43"> </text:span><text:span text:style-name="T3">atributos</text:span><text:span text:style-name="T43"> </text:span><text:span text:style-name="T3">tienen</text:span><text:span text:style-name="T43"> </text:span><text:span text:style-name="T3">restricción</text:span><text:span text:style-name="T43"> </text:span><text:span text:style-name="T3">de</text:span><text:span text:style-name="T43"> </text:span><text:span text:style-name="T13">VNN.</text:span></text:p>
        </text:list-item>
        <text:list-item>
          <text:p text:style-name="P55" loext:marker-style-name="T3"><text:span text:style-name="T3">No</text:span><text:span text:style-name="T10"> </text:span><text:span text:style-name="T3">hay</text:span><text:span text:style-name="T13"> </text:span><text:span text:style-name="T3">dos</text:span><text:span text:style-name="T10"> </text:span><text:span text:style-name="T3">mecánicos</text:span><text:span text:style-name="T13"> </text:span><text:span text:style-name="T3">con</text:span><text:span text:style-name="T10"> </text:span><text:span text:style-name="T3">el</text:span><text:span text:style-name="T13"> </text:span><text:span text:style-name="T3">mismo</text:span><text:span text:style-name="T13"> </text:span><text:span text:style-name="T14">código.</text:span></text:p>
        </text:list-item>
        <text:list-item>
          <text:p text:style-name="P55" loext:marker-style-name="T3"><text:span text:style-name="T3">No</text:span><text:span text:style-name="T8"> </text:span><text:span text:style-name="T3">hay</text:span><text:span text:style-name="T10"> </text:span><text:span text:style-name="T3">dos</text:span><text:span text:style-name="T30"> </text:span><text:span text:style-name="T3">propietarios</text:span><text:span text:style-name="T10"> </text:span><text:span text:style-name="T3">con</text:span><text:span text:style-name="T30"> </text:span><text:span text:style-name="T3">el</text:span><text:span text:style-name="T10"> </text:span><text:span text:style-name="T3">mismo</text:span><text:span text:style-name="T10"> </text:span><text:span text:style-name="T13">dni.</text:span></text:p>
        </text:list-item>
        <text:list-item>
          <text:p text:style-name="P55" loext:marker-style-name="T3"><text:span text:style-name="T3">El</text:span><text:span text:style-name="T8"> </text:span><text:span text:style-name="T3">dni</text:span><text:span text:style-name="T10"> </text:span><text:span text:style-name="T3">determina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l</text:span><text:span text:style-name="T10"> </text:span><text:span text:style-name="T14">propietario</text:span></text:p>
        </text:list-item>
        <text:list-item>
          <text:p text:style-name="P55" loext:marker-style-name="T3"><text:span text:style-name="T3">El</text:span><text:span text:style-name="T8"> </text:span><text:span text:style-name="T3">código</text:span><text:span text:style-name="T30"> </text:span><text:span text:style-name="T3">de</text:span><text:span text:style-name="T10"> </text:span><text:span text:style-name="T3">mecánico</text:span><text:span text:style-name="T30"> </text:span><text:span text:style-name="T3">determina</text:span><text:span text:style-name="T30"> </text:span><text:span text:style-name="T3">su</text:span><text:span text:style-name="T10"> </text:span><text:span text:style-name="T14">nombre</text:span></text:p>
        </text:list-item>
      </text:list>
      <text:p text:style-name="P56" loext:marker-style-name="T31"/>
      <text:p text:style-name="P33"/>
      <text:h text:style-name="P57" text:outline-level="2">EJERCICIO<text:span text:style-name="T36"> </text:span><text:span text:style-name="T40">5:</text:span></text:h>
      <text:p text:style-name="P58">En un supermercado se quiere crear una base de datos con información de los departamentos, los pasillos que tienen asignados para vender sus productos y los productos que venden con sus precios. A cada departamento se le asigna un pasillo para colocar sus productos.</text:p>
      <text:p text:style-name="P59">CP<text:span text:style-name="T28"> {Num_dep}</text:span></text:p>
      <text:p text:style-name="Text_20_body"/>
      <text:p text:style-name="P23" loext:marker-style-name="T25"/>
      <text:p text:style-name="P60">Poner<text:span text:style-name="T44"> </text:span>en<text:span text:style-name="T44"> </text:span>3FN<text:span text:style-name="T44"> </text:span>la<text:span text:style-name="T44"> </text:span>tabla<text:span text:style-name="T44"> </text:span><text:span text:style-name="T28">siguiente</text:span></text:p>
      <text:p text:style-name="P61" loext:marker-style-name="T41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62" loext:marker-style-name="T45"><text:span text:style-name="T46">Num_dep</text:span><text:span text:style-name="T46"/></text:p>
          </table:table-cell>
          <table:table-cell table:style-name="Tabla5.A1" office:value-type="string">
            <text:p text:style-name="P63" loext:marker-style-name="T45"><text:span text:style-name="T46">Departame </text:span><text:span text:style-name="T47">nto</text:span></text:p>
          </table:table-cell>
          <table:table-cell table:style-name="Tabla5.A1" office:value-type="string">
            <text:p text:style-name="P64" loext:marker-style-name="T45"><text:span text:style-name="T46">Num_pasill </text:span><text:span text:style-name="T48">o</text:span></text:p>
          </table:table-cell>
          <table:table-cell table:style-name="Tabla5.A1" office:value-type="string">
            <text:p text:style-name="P65" loext:marker-style-name="T45"><text:span text:style-name="T46">Cod_produc </text:span><text:span text:style-name="T49">to</text:span></text:p>
          </table:table-cell>
          <table:table-cell table:style-name="Tabla5.A1" office:value-type="string">
            <text:p text:style-name="P66" loext:marker-style-name="T45"><text:span text:style-name="T46">Producto</text:span><text:span text:style-name="T46"/></text:p>
          </table:table-cell>
          <table:table-cell table:style-name="Tabla5.A1" office:value-type="string">
            <text:p text:style-name="P67" loext:marker-style-name="T45"><text:span text:style-name="T46">Cantida </text:span><text:span text:style-name="T48">d</text:span></text:p>
          </table:table-cell>
          <table:table-cell table:style-name="Tabla5.A1" office:value-type="string">
            <text:p text:style-name="P68" loext:marker-style-name="T45"><text:span text:style-name="T46">Unidad_medi </text:span><text:span text:style-name="T49">da</text:span></text:p>
          </table:table-cell>
          <table:table-cell table:style-name="Tabla5.A1" office:value-type="string">
            <text:p text:style-name="P69" loext:marker-style-name="T45"><text:span text:style-name="T46">Precio</text:span><text:span text:style-name="T46"/></text:p>
          </table:table-cell>
        </table:table-row>
        <table:table-row table:style-name="Tabla5.2">
          <table:table-cell table:style-name="Tabla5.A2" office:value-type="string">
            <text:p text:style-name="P70" loext:marker-style-name="T50"><text:span text:style-name="T50">1</text:span><text:span text:style-name="T50"/></text:p>
          </table:table-cell>
          <table:table-cell table:style-name="Tabla5.B2" office:value-type="string">
            <text:p text:style-name="P71" loext:marker-style-name="T50"><text:span text:style-name="T51">Droguería</text:span><text:span text:style-name="T51"/></text:p>
          </table:table-cell>
          <table:table-cell table:style-name="Tabla5.C2" office:value-type="string">
            <text:p text:style-name="P70" loext:marker-style-name="T50"><text:span text:style-name="T50">1</text:span><text:span text:style-name="T50"/></text:p>
          </table:table-cell>
          <table:table-cell table:style-name="Tabla5.D2" office:value-type="string">
            <text:p text:style-name="P72" loext:marker-style-name="T50"><text:span text:style-name="T52">102</text:span><text:span text:style-name="T52"/></text:p>
            <text:p text:style-name="P73" loext:marker-style-name="T50"><text:span text:style-name="T52">105</text:span><text:span text:style-name="T52"/></text:p>
            <text:p text:style-name="P74" loext:marker-style-name="T50"><text:span text:style-name="T52">116</text:span><text:span text:style-name="T52"/></text:p>
          </table:table-cell>
          <table:table-cell table:style-name="Tabla5.E2" office:value-type="string">
            <text:p text:style-name="P75" loext:marker-style-name="T50"><text:span text:style-name="T51">Suavizante</text:span><text:span text:style-name="T53"> </text:span><text:span text:style-name="T51">Pastillas</text:span><text:span text:style-name="T54"> </text:span><text:span text:style-name="T51">lavavajillas</text:span></text:p>
            <text:p text:style-name="P76" loext:marker-style-name="T50"><text:span text:style-name="T50">Jabón</text:span><text:span text:style-name="T52"> </text:span><text:span text:style-name="T51">lavadora</text:span></text:p>
          </table:table-cell>
          <table:table-cell table:style-name="Tabla5.F2" office:value-type="string">
            <text:p text:style-name="P72" loext:marker-style-name="T50"><text:span text:style-name="T52">300</text:span><text:span text:style-name="T52"/></text:p>
            <text:p text:style-name="P77" loext:marker-style-name="T50"><text:span text:style-name="T52">20</text:span><text:span text:style-name="T52"/></text:p>
            <text:p text:style-name="P78" loext:marker-style-name="T50"><text:span text:style-name="T50">2</text:span><text:span text:style-name="T50"/></text:p>
          </table:table-cell>
          <table:table-cell table:style-name="Tabla5.G2" office:value-type="string">
            <text:p text:style-name="P79" loext:marker-style-name="T50"><text:span text:style-name="T55">Ml </text:span><text:span text:style-name="T52">ud</text:span></text:p>
            <text:p text:style-name="P80" loext:marker-style-name="T50"><text:span text:style-name="T50">l</text:span><text:span text:style-name="T50"/></text:p>
          </table:table-cell>
          <table:table-cell table:style-name="Tabla5.H2" office:value-type="string">
            <text:p text:style-name="P81" loext:marker-style-name="T50"><text:span text:style-name="T56">4,99</text:span><text:span text:style-name="T56"/></text:p>
            <text:p text:style-name="P82" loext:marker-style-name="T50"><text:span text:style-name="T56">3,59</text:span><text:span text:style-name="T56"/></text:p>
            <text:p text:style-name="P83" loext:marker-style-name="T50"><text:span text:style-name="T56">9,59</text:span><text:span text:style-name="T56"/></text:p>
          </table:table-cell>
        </table:table-row>
        <table:table-row table:style-name="Tabla5.3">
          <table:table-cell table:style-name="Tabla5.A3" office:value-type="string">
            <text:p text:style-name="P84" loext:marker-style-name="T50"><text:span text:style-name="T50">2</text:span><text:span text:style-name="T50"/></text:p>
          </table:table-cell>
          <table:table-cell table:style-name="Tabla5.B3" office:value-type="string">
            <text:p text:style-name="P85" loext:marker-style-name="T50"><text:span text:style-name="T51">Carnicería</text:span><text:span text:style-name="T51"/></text:p>
          </table:table-cell>
          <table:table-cell table:style-name="Tabla5.C3" office:value-type="string">
            <text:p text:style-name="P84" loext:marker-style-name="T50"><text:span text:style-name="T50">3</text:span><text:span text:style-name="T50"/></text:p>
          </table:table-cell>
          <table:table-cell table:style-name="Tabla5.D3" office:value-type="string">
            <text:p text:style-name="P86" loext:marker-style-name="T50"><text:span text:style-name="T52">256</text:span><text:span text:style-name="T52"/></text:p>
            <text:p text:style-name="P73" loext:marker-style-name="T50"><text:span text:style-name="T52">220</text:span><text:span text:style-name="T52"/></text:p>
            <text:p text:style-name="P74" loext:marker-style-name="T50"><text:span text:style-name="T52">231</text:span><text:span text:style-name="T52"/></text:p>
          </table:table-cell>
          <table:table-cell table:style-name="Tabla5.E3" office:value-type="string">
            <text:p text:style-name="P87" loext:marker-style-name="T50"><text:span text:style-name="T51">Salchichas</text:span><text:span text:style-name="T54"> </text:span><text:span text:style-name="T51">cerdo </text:span><text:span text:style-name="T50">Salchichas pollo Alitas de pollo</text:span></text:p>
          </table:table-cell>
          <table:table-cell table:style-name="Tabla5.F3" office:value-type="string">
            <text:p text:style-name="P86" loext:marker-style-name="T50"><text:span text:style-name="T52">500</text:span><text:span text:style-name="T52"/></text:p>
            <text:p text:style-name="P73" loext:marker-style-name="T50"><text:span text:style-name="T52">500</text:span><text:span text:style-name="T52"/></text:p>
            <text:p text:style-name="P74" loext:marker-style-name="T50"><text:span text:style-name="T56">1000</text:span><text:span text:style-name="T56"/></text:p>
          </table:table-cell>
          <table:table-cell table:style-name="Tabla5.G3" office:value-type="string">
            <text:p text:style-name="P88" loext:marker-style-name="T50"><text:span text:style-name="T55">gr gr </text:span><text:span text:style-name="T52">gr</text:span></text:p>
          </table:table-cell>
          <table:table-cell table:style-name="Tabla5.H3" office:value-type="string">
            <text:p text:style-name="P89" loext:marker-style-name="T50"><text:span text:style-name="T52">3,2</text:span><text:span text:style-name="T52"/></text:p>
            <text:p text:style-name="P77" loext:marker-style-name="T50"><text:span text:style-name="T52">4,5</text:span><text:span text:style-name="T52"/></text:p>
            <text:p text:style-name="P90" loext:marker-style-name="T50"><text:span text:style-name="T56">5,99</text:span><text:span text:style-name="T56"/></text:p>
          </table:table-cell>
        </table:table-row>
        <table:table-row table:style-name="Tabla5.4">
          <table:table-cell table:style-name="Tabla5.A4" office:value-type="string">
            <text:p text:style-name="P70" loext:marker-style-name="T50"><text:span text:style-name="T50">3</text:span><text:span text:style-name="T50"/></text:p>
          </table:table-cell>
          <table:table-cell table:style-name="Tabla5.B4" office:value-type="string">
            <text:p text:style-name="P91" loext:marker-style-name="T50"><text:span text:style-name="T51">Congelados</text:span><text:span text:style-name="T51"/></text:p>
          </table:table-cell>
          <table:table-cell table:style-name="Tabla5.C4" office:value-type="string">
            <text:p text:style-name="P70" loext:marker-style-name="T50"><text:span text:style-name="T50">4</text:span><text:span text:style-name="T50"/></text:p>
          </table:table-cell>
          <table:table-cell table:style-name="Tabla5.D4" office:value-type="string">
            <text:p text:style-name="P72" loext:marker-style-name="T50"><text:span text:style-name="T52">325</text:span><text:span text:style-name="T52"/></text:p>
            <text:p text:style-name="P73" loext:marker-style-name="T50"><text:span text:style-name="T52">300</text:span><text:span text:style-name="T52"/></text:p>
            <text:p text:style-name="P92" loext:marker-style-name="T50"><text:span text:style-name="T52">301</text:span><text:span text:style-name="T52"/></text:p>
            <text:p text:style-name="P93" loext:marker-style-name="T50"><text:span text:style-name="T52">305</text:span><text:span text:style-name="T52"/></text:p>
          </table:table-cell>
          <table:table-cell table:style-name="Tabla5.E4" office:value-type="string">
            <text:p text:style-name="P94" loext:marker-style-name="T50"><text:span text:style-name="T51">Patatas</text:span><text:span text:style-name="T54"> </text:span><text:span text:style-name="T51">fritas Guisantes Guisantes</text:span></text:p>
            <text:p text:style-name="P95" loext:marker-style-name="T50"><text:span text:style-name="T51">Croquetas</text:span><text:span text:style-name="T57"> </text:span><text:span text:style-name="T51">jamón</text:span></text:p>
          </table:table-cell>
          <table:table-cell table:style-name="Tabla5.F4" office:value-type="string">
            <text:p text:style-name="P70" loext:marker-style-name="T50"><text:span text:style-name="T50">1</text:span><text:span text:style-name="T50"/></text:p>
            <text:p text:style-name="P96" loext:marker-style-name="T50"><text:span text:style-name="T50">1</text:span><text:span text:style-name="T50"/></text:p>
            <text:p text:style-name="P97" loext:marker-style-name="T50"><text:span text:style-name="T50">2</text:span><text:span text:style-name="T50"/></text:p>
            <text:p text:style-name="P98" loext:marker-style-name="T50"><text:span text:style-name="T50">1</text:span><text:span text:style-name="T50"/></text:p>
          </table:table-cell>
          <table:table-cell table:style-name="Tabla5.G4" office:value-type="string">
            <text:p text:style-name="P99" loext:marker-style-name="T50"><text:span text:style-name="T55">Kg kg </text:span><text:span text:style-name="T52">kg</text:span></text:p>
            <text:p text:style-name="P100" loext:marker-style-name="T50"><text:span text:style-name="T52">kg</text:span><text:span text:style-name="T52"/></text:p>
          </table:table-cell>
          <table:table-cell table:style-name="Tabla5.H4" office:value-type="string">
            <text:p text:style-name="P101" loext:marker-style-name="T50"><text:span text:style-name="T52">4,6</text:span><text:span text:style-name="T52"/></text:p>
            <text:p text:style-name="P77" loext:marker-style-name="T50"><text:span text:style-name="T52">5,3</text:span><text:span text:style-name="T52"/></text:p>
            <text:p text:style-name="P102" loext:marker-style-name="T50"><text:span text:style-name="T56">9,35</text:span><text:span text:style-name="T56"/></text:p>
            <text:p text:style-name="P103" loext:marker-style-name="T50"><text:span text:style-name="T52">6,5</text:span><text:span text:style-name="T52"/></text:p>
          </table:table-cell>
        </table:table-row>
      </table:table>
      <text:p text:style-name="Text_20_body"/>
      <text:p text:style-name="P104" loext:marker-style-name="T50"/>
      <text:h text:style-name="P105" text:outline-level="2">EJERCICIO<text:span text:style-name="T36"> 6</text:span></text:h>
      <text:p text:style-name="P106">Poner<text:span text:style-name="T58"> </text:span>en<text:span text:style-name="T58"> </text:span>3FN<text:span text:style-name="T40"> </text:span>la<text:span text:style-name="T58"> </text:span>siguiente<text:span text:style-name="T58"> </text:span>relación<text:span text:style-name="T40"> </text:span>que<text:span text:style-name="T58"> </text:span>refleja<text:span text:style-name="T58"> </text:span>la<text:span text:style-name="T40"> </text:span>agenda<text:span text:style-name="T58"> </text:span>de<text:span text:style-name="T40"> </text:span>un<text:span text:style-name="T58"> </text:span><text:span text:style-name="T28">dentista</text:span></text:p>
      <text:p text:style-name="P107" loext:marker-style-name="T5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D" table:number-columns-repeated="2"/>
        <table:table-column table:style-name="Tabla6.J"/>
        <table:table-row table:style-name="Tabla6.1">
          <table:table-cell table:style-name="Tabla6.A1" office:value-type="string">
            <text:p text:style-name="P108" loext:marker-style-name="T45"><text:span text:style-name="T46">idCliente</text:span><text:span text:style-name="T46"/></text:p>
          </table:table-cell>
          <table:table-cell table:style-name="Tabla6.A1" office:value-type="string">
            <text:p text:style-name="P109" loext:marker-style-name="T45"><text:span text:style-name="T46">nombre Cliente</text:span><text:span text:style-name="T46"/></text:p>
          </table:table-cell>
          <table:table-cell table:style-name="Tabla6.A1" office:value-type="string">
            <text:p text:style-name="P110" loext:marker-style-name="T45"><text:span text:style-name="T46">ApellidosC liente</text:span><text:span text:style-name="T46"/></text:p>
          </table:table-cell>
          <table:table-cell table:style-name="Tabla6.A1" office:value-type="string">
            <text:p text:style-name="P111" loext:marker-style-name="T45"><text:span text:style-name="T46">seguro</text:span><text:span text:style-name="T46"/></text:p>
          </table:table-cell>
          <table:table-cell table:style-name="Tabla6.A1" office:value-type="string">
            <text:p text:style-name="P112" loext:marker-style-name="T45"><text:span text:style-name="T46">fecha_consult </text:span><text:span text:style-name="T48">a</text:span></text:p>
          </table:table-cell>
          <table:table-cell table:style-name="Tabla6.A1" office:value-type="string">
            <text:p text:style-name="P113" loext:marker-style-name="T45"><text:span text:style-name="T46">tratamiento</text:span><text:span text:style-name="T46"/></text:p>
          </table:table-cell>
          <table:table-cell table:style-name="Tabla6.A1" office:value-type="string">
            <text:p text:style-name="P114" loext:marker-style-name="T45"><text:span text:style-name="T47">canti dad</text:span><text:span text:style-name="T47"/></text:p>
          </table:table-cell>
          <table:table-cell table:style-name="Tabla6.A1" office:value-type="string">
            <text:p text:style-name="P115" loext:marker-style-name="T45"><text:span text:style-name="T46">precio_ </text:span><text:span text:style-name="T47">uni</text:span></text:p>
          </table:table-cell>
          <table:table-cell table:style-name="Tabla6.A1" office:value-type="string">
            <text:p text:style-name="P116" loext:marker-style-name="T45"><text:span text:style-name="T46">pagado</text:span><text:span text:style-name="T46"/></text:p>
          </table:table-cell>
          <table:table-cell table:style-name="Tabla6.A1" office:value-type="string">
            <text:p text:style-name="P117" loext:marker-style-name="T45"><text:span text:style-name="T47">debe</text:span><text:span text:style-name="T47"/></text:p>
          </table:table-cell>
        </table:table-row>
        <table:table-row table:style-name="Tabla6.2">
          <table:table-cell table:style-name="Tabla6.A2" office:value-type="string">
            <text:p text:style-name="P118" loext:marker-style-name="T50"><text:span text:style-name="T51">111111111</text:span><text:span text:style-name="T51"/></text:p>
          </table:table-cell>
          <table:table-cell table:style-name="Tabla6.B2" office:value-type="string">
            <text:p text:style-name="P119" loext:marker-style-name="T50"><text:span text:style-name="T56">Juan</text:span><text:span text:style-name="T56"/></text:p>
          </table:table-cell>
          <table:table-cell table:style-name="Tabla6.C2" office:value-type="string">
            <text:p text:style-name="P119" loext:marker-style-name="T50"><text:span text:style-name="T51">Perez</text:span><text:span text:style-name="T51"/></text:p>
          </table:table-cell>
          <table:table-cell table:style-name="Tabla6.D2" office:value-type="string">
            <text:p text:style-name="P119" loext:marker-style-name="T50"><text:span text:style-name="T51">asisa</text:span><text:span text:style-name="T51"/></text:p>
          </table:table-cell>
          <table:table-cell table:style-name="Tabla6.E2" office:value-type="string">
            <text:p text:style-name="P120" loext:marker-style-name="T50"><text:span text:style-name="T51">20/11/2024</text:span><text:span text:style-name="T51"/></text:p>
            <text:p text:style-name="P121" loext:marker-style-name="T50"><text:span text:style-name="T51">18/11/2024</text:span><text:span text:style-name="T51"/></text:p>
          </table:table-cell>
          <table:table-cell table:style-name="Tabla6.F2" office:value-type="string">
            <text:p text:style-name="P122" loext:marker-style-name="T50"><text:span text:style-name="T51">Empaste implante</text:span><text:span text:style-name="T54"> </text:span><text:span text:style-name="T51">con</text:span></text:p>
            <text:p text:style-name="P76" loext:marker-style-name="T50"><text:span text:style-name="T51">corona</text:span><text:span text:style-name="T51"/></text:p>
          </table:table-cell>
          <table:table-cell table:style-name="Tabla6.G2" office:value-type="string">
            <text:p text:style-name="P72" loext:marker-style-name="T50"><text:span text:style-name="T50">1</text:span><text:span text:style-name="T50"/></text:p>
            <text:p text:style-name="P73" loext:marker-style-name="T50"><text:span text:style-name="T50">1</text:span><text:span text:style-name="T50"/></text:p>
          </table:table-cell>
          <table:table-cell table:style-name="Tabla6.H2" office:value-type="string">
            <text:p text:style-name="P123" loext:marker-style-name="T50"><text:span text:style-name="T52">50</text:span><text:span text:style-name="T52"/></text:p>
            <text:p text:style-name="P77" loext:marker-style-name="T50"><text:span text:style-name="T56">1200</text:span><text:span text:style-name="T56"/></text:p>
          </table:table-cell>
          <table:table-cell table:style-name="Tabla6.I2" office:value-type="string">
            <text:p text:style-name="P123" loext:marker-style-name="T50"><text:span text:style-name="T52">50</text:span><text:span text:style-name="T52"/></text:p>
            <text:p text:style-name="P77" loext:marker-style-name="T50"><text:span text:style-name="T52">500</text:span><text:span text:style-name="T52"/></text:p>
          </table:table-cell>
          <table:table-cell table:style-name="Tabla6.J2" office:value-type="string">
            <text:p text:style-name="P72" loext:marker-style-name="T50"><text:span text:style-name="T50">0</text:span><text:span text:style-name="T50"/></text:p>
            <text:p text:style-name="P77" loext:marker-style-name="T50"><text:span text:style-name="T52">700</text:span><text:span text:style-name="T52"/></text:p>
          </table:table-cell>
        </table:table-row>
        <table:table-row table:style-name="Tabla6.3">
          <table:table-cell table:style-name="Tabla6.A3" office:value-type="string">
            <text:p text:style-name="P124" loext:marker-style-name="T50"><text:span text:style-name="T51">222222222</text:span><text:span text:style-name="T51"/></text:p>
          </table:table-cell>
          <table:table-cell table:style-name="Tabla6.B3" office:value-type="string">
            <text:p text:style-name="P125" loext:marker-style-name="T50"><text:span text:style-name="T51">María</text:span><text:span text:style-name="T51"/></text:p>
          </table:table-cell>
          <table:table-cell table:style-name="Tabla6.C3" office:value-type="string">
            <text:p text:style-name="P125" loext:marker-style-name="T50"><text:span text:style-name="T51">Giménez</text:span><text:span text:style-name="T51"/></text:p>
          </table:table-cell>
          <table:table-cell table:style-name="Tabla6.D3" office:value-type="string">
            <text:p text:style-name="P125" loext:marker-style-name="T50"><text:span text:style-name="T52">DKV</text:span><text:span text:style-name="T52"/></text:p>
          </table:table-cell>
          <table:table-cell table:style-name="Tabla6.E3" office:value-type="string">
            <text:p text:style-name="P126" loext:marker-style-name="T50"><text:span text:style-name="T51">15/11/2024</text:span><text:span text:style-name="T51"/></text:p>
            <text:p text:style-name="P127" loext:marker-style-name="T50"><text:span text:style-name="T51">15/11/2024</text:span><text:span text:style-name="T51"/></text:p>
          </table:table-cell>
          <table:table-cell table:style-name="Tabla6.F3" office:value-type="string">
            <text:p text:style-name="P128" loext:marker-style-name="T50"><text:span text:style-name="T51">corona</text:span><text:span text:style-name="T54"> </text:span><text:span text:style-name="T51">dental empaste</text:span></text:p>
          </table:table-cell>
          <table:table-cell table:style-name="Tabla6.G3" office:value-type="string">
            <text:p text:style-name="P86" loext:marker-style-name="T50"><text:span text:style-name="T50">1</text:span><text:span text:style-name="T50"/></text:p>
            <text:p text:style-name="P93" loext:marker-style-name="T50"><text:span text:style-name="T50">2</text:span><text:span text:style-name="T50"/></text:p>
          </table:table-cell>
          <table:table-cell table:style-name="Tabla6.H3" office:value-type="string">
            <text:p text:style-name="P89" loext:marker-style-name="T50"><text:span text:style-name="T52">300</text:span><text:span text:style-name="T52"/></text:p>
            <text:p text:style-name="P129" loext:marker-style-name="T50"><text:span text:style-name="T52">50</text:span><text:span text:style-name="T52"/></text:p>
          </table:table-cell>
          <table:table-cell table:style-name="Tabla6.I3" office:value-type="string">
            <text:p text:style-name="P130" loext:marker-style-name="T50"><text:span text:style-name="T52">250</text:span><text:span text:style-name="T52"/></text:p>
            <text:p text:style-name="P131" loext:marker-style-name="T50"><text:span text:style-name="T52">100</text:span><text:span text:style-name="T52"/></text:p>
          </table:table-cell>
          <table:table-cell table:style-name="Tabla6.J3" office:value-type="string">
            <text:p text:style-name="P132" loext:marker-style-name="T50"><text:span text:style-name="T52">50</text:span><text:span text:style-name="T52"/></text:p>
            <text:p text:style-name="P93" loext:marker-style-name="T50"><text:span text:style-name="T50">0</text:span><text:span text:style-name="T50"/></text:p>
          </table:table-cell>
        </table:table-row>
        <table:table-row table:style-name="Tabla6.4">
          <table:table-cell table:style-name="Tabla6.A4" office:value-type="string">
            <text:p text:style-name="P133" loext:marker-style-name="T50"><text:span text:style-name="T51">333333333</text:span><text:span text:style-name="T51"/></text:p>
          </table:table-cell>
          <table:table-cell table:style-name="Tabla6.B4" office:value-type="string">
            <text:p text:style-name="P134" loext:marker-style-name="T50"><text:span text:style-name="T51">Martín</text:span><text:span text:style-name="T51"/></text:p>
          </table:table-cell>
          <table:table-cell table:style-name="Tabla6.C4" office:value-type="string">
            <text:p text:style-name="P134" loext:marker-style-name="T50"><text:span text:style-name="T51">Martín</text:span><text:span text:style-name="T51"/></text:p>
          </table:table-cell>
          <table:table-cell table:style-name="Tabla6.D4" office:value-type="string">
            <text:p text:style-name="P134" loext:marker-style-name="T50"><text:span text:style-name="T51">sanitas</text:span><text:span text:style-name="T51"/></text:p>
          </table:table-cell>
          <table:table-cell table:style-name="Tabla6.E4" office:value-type="string">
            <text:p text:style-name="P135" loext:marker-style-name="T50"><text:span text:style-name="T51">20/11/2015</text:span><text:span text:style-name="T51"/></text:p>
          </table:table-cell>
          <table:table-cell table:style-name="Tabla6.F4" office:value-type="string">
            <text:p text:style-name="P134" loext:marker-style-name="T50"><text:span text:style-name="T51">limpieza</text:span><text:span text:style-name="T51"/></text:p>
            <text:p text:style-name="P76" loext:marker-style-name="T50"><text:span text:style-name="T51">dental</text:span><text:span text:style-name="T51"/></text:p>
          </table:table-cell>
          <table:table-cell table:style-name="Tabla6.G4" office:value-type="string">
            <text:p text:style-name="P136" loext:marker-style-name="T50"><text:span text:style-name="T50">1</text:span><text:span text:style-name="T50"/></text:p>
          </table:table-cell>
          <table:table-cell table:style-name="Tabla6.H4" office:value-type="string">
            <text:p text:style-name="P137" loext:marker-style-name="T50"><text:span text:style-name="T52">70</text:span><text:span text:style-name="T52"/></text:p>
          </table:table-cell>
          <table:table-cell table:style-name="Tabla6.I4" office:value-type="string">
            <text:p text:style-name="P137" loext:marker-style-name="T50"><text:span text:style-name="T52">40</text:span><text:span text:style-name="T52"/></text:p>
          </table:table-cell>
          <table:table-cell table:style-name="Tabla6.J4" office:value-type="string">
            <text:p text:style-name="P138" loext:marker-style-name="T50"><text:span text:style-name="T52">30</text:span><text:span text:style-name="T52"/></text:p>
          </table:table-cell>
        </table:table-row>
      </table:table>
      <text:p text:style-name="P104" loext:marker-style-name="T50"/>
      <text:p text:style-name="P60">CP<text:span text:style-name="T44"> </text:span><text:span text:style-name="T28">{id_cliente}</text:span></text:p>
      <text:p text:style-name="P139" loext:marker-style-name="T31"/>
      <text:p text:style-name="P33"/>
      <text:h text:style-name="Heading_20_1" text:outline-level="2">EJERCICIO<text:span text:style-name="T60"> </text:span><text:span text:style-name="T36">7</text:span></text:h>
      <text:p text:style-name="P25">La siguiente relación contiene la lista de tareas a realizar de un proyecto determinado junto con el <text:span text:style-name="T28">responsable</text:span></text:p>
      <text:p text:style-name="P140" loext:marker-style-name="T4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141" loext:marker-style-name="T45"><text:span text:style-name="T46">#id_tarea</text:span><text:span text:style-name="T46"/></text:p>
          </table:table-cell>
          <table:table-cell table:style-name="Tabla8.A1" office:value-type="string">
            <text:p text:style-name="P142" loext:marker-style-name="T45"><text:span text:style-name="T46">descripcion</text:span><text:span text:style-name="T46"/></text:p>
          </table:table-cell>
          <table:table-cell table:style-name="Tabla8.A1" office:value-type="string">
            <text:p text:style-name="P143" loext:marker-style-name="T45"><text:span text:style-name="T46">id_responsabl </text:span><text:span text:style-name="T48">e</text:span></text:p>
          </table:table-cell>
          <table:table-cell table:style-name="Tabla8.A1" office:value-type="string">
            <text:p text:style-name="P144" loext:marker-style-name="T45"><text:span text:style-name="T46">nombre_respons </text:span><text:span text:style-name="T47">able</text:span></text:p>
          </table:table-cell>
          <table:table-cell table:style-name="Tabla8.A1" office:value-type="string">
            <text:p text:style-name="P145" loext:marker-style-name="T45"><text:span text:style-name="T46">id_emp_asign </text:span><text:span text:style-name="T47">ado</text:span></text:p>
          </table:table-cell>
          <table:table-cell table:style-name="Tabla8.A1" office:value-type="string">
            <text:p text:style-name="P146" loext:marker-style-name="T45"><text:span text:style-name="T46">nombre_emple </text:span><text:span text:style-name="T47">ado</text:span></text:p>
          </table:table-cell>
          <table:table-cell table:style-name="Tabla8.A1" office:value-type="string">
            <text:p text:style-name="P147" loext:marker-style-name="T45"><text:span text:style-name="T46">fecha_limite</text:span><text:span text:style-name="T46"/></text:p>
          </table:table-cell>
        </table:table-row>
        <table:table-row table:style-name="Tabla8.2">
          <table:table-cell table:style-name="Tabla8.A2" office:value-type="string">
            <text:p text:style-name="P72" loext:marker-style-name="T50"><text:span text:style-name="T50">1</text:span><text:span text:style-name="T50"/></text:p>
          </table:table-cell>
          <table:table-cell table:style-name="Tabla8.B2" office:value-type="string">
            <text:p text:style-name="P148" loext:marker-style-name="T50"><text:span text:style-name="T50">diseño</text:span><text:span text:style-name="T55"> </text:span><text:span text:style-name="T51">página</text:span></text:p>
            <text:p text:style-name="P149" loext:marker-style-name="T50"><text:span text:style-name="T51">inicio</text:span><text:span text:style-name="T51"/></text:p>
          </table:table-cell>
          <table:table-cell table:style-name="Tabla8.C2" office:value-type="string">
            <text:p text:style-name="P72" loext:marker-style-name="T50"><text:span text:style-name="T50">2</text:span><text:span text:style-name="T50"/></text:p>
          </table:table-cell>
          <table:table-cell table:style-name="Tabla8.D2" office:value-type="string">
            <text:p text:style-name="P148" loext:marker-style-name="T50"><text:span text:style-name="T51">Pedro</text:span><text:span text:style-name="T51"/></text:p>
          </table:table-cell>
          <table:table-cell table:style-name="Tabla8.E2" office:value-type="string">
            <text:p text:style-name="P70" loext:marker-style-name="T50"><text:span text:style-name="T50">3</text:span><text:span text:style-name="T50"/></text:p>
          </table:table-cell>
          <table:table-cell table:style-name="Tabla8.F2" office:value-type="string">
            <text:p text:style-name="P119" loext:marker-style-name="T50"><text:span text:style-name="T51">Pedro</text:span><text:span text:style-name="T51"/></text:p>
          </table:table-cell>
          <table:table-cell table:style-name="Tabla8.G2" office:value-type="string">
            <text:p text:style-name="P70" loext:marker-style-name="T50"><text:span text:style-name="T51">09/12/2024</text:span><text:span text:style-name="T51"/></text:p>
          </table:table-cell>
        </table:table-row>
        <table:table-row table:style-name="Tabla8.3">
          <table:table-cell table:style-name="Tabla8.A3" office:value-type="string">
            <text:p text:style-name="P92" loext:marker-style-name="T50"><text:span text:style-name="T50">2</text:span><text:span text:style-name="T50"/></text:p>
          </table:table-cell>
          <table:table-cell table:style-name="Tabla8.B3" office:value-type="string">
            <text:p text:style-name="P150" loext:marker-style-name="T50"><text:span text:style-name="T51">pseudocódigo login</text:span><text:span text:style-name="T51"/></text:p>
          </table:table-cell>
          <table:table-cell table:style-name="Tabla8.C3" office:value-type="string">
            <text:p text:style-name="P92" loext:marker-style-name="T50"><text:span text:style-name="T50">5</text:span><text:span text:style-name="T50"/></text:p>
          </table:table-cell>
          <table:table-cell table:style-name="Tabla8.D3" office:value-type="string">
            <text:p text:style-name="P151" loext:marker-style-name="T50"><text:span text:style-name="T51">María</text:span><text:span text:style-name="T51"/></text:p>
          </table:table-cell>
          <table:table-cell table:style-name="Tabla8.E3" office:value-type="string">
            <text:p text:style-name="P97" loext:marker-style-name="T50"><text:span text:style-name="T50">4</text:span><text:span text:style-name="T50"/></text:p>
          </table:table-cell>
          <table:table-cell table:style-name="Tabla8.F3" office:value-type="string">
            <text:p text:style-name="P152" loext:marker-style-name="T50"><text:span text:style-name="T51">Jimena</text:span><text:span text:style-name="T51"/></text:p>
          </table:table-cell>
          <table:table-cell table:style-name="Tabla8.G3" office:value-type="string">
            <text:p text:style-name="P97" loext:marker-style-name="T50"><text:span text:style-name="T51">11/12/2024</text:span><text:span text:style-name="T51"/></text:p>
          </table:table-cell>
        </table:table-row>
        <table:table-row table:style-name="Tabla8.4">
          <table:table-cell table:style-name="Tabla8.A4" office:value-type="string">
            <text:p text:style-name="P153" loext:marker-style-name="T50"><text:span text:style-name="T50">3</text:span><text:span text:style-name="T50"/></text:p>
          </table:table-cell>
          <table:table-cell table:style-name="Tabla8.B4" office:value-type="string">
            <text:p text:style-name="P154" loext:marker-style-name="T50"><text:span text:style-name="T51">desarrollo</text:span><text:span text:style-name="T61"> </text:span><text:span text:style-name="T51">login</text:span></text:p>
          </table:table-cell>
          <table:table-cell table:style-name="Tabla8.C4" office:value-type="string">
            <text:p text:style-name="P153" loext:marker-style-name="T50"><text:span text:style-name="T50">5</text:span><text:span text:style-name="T50"/></text:p>
          </table:table-cell>
          <table:table-cell table:style-name="Tabla8.D4" office:value-type="string">
            <text:p text:style-name="P154" loext:marker-style-name="T50"><text:span text:style-name="T51">María</text:span><text:span text:style-name="T51"/></text:p>
          </table:table-cell>
          <table:table-cell table:style-name="Tabla8.E4" office:value-type="string">
            <text:p text:style-name="P155" loext:marker-style-name="T50"><text:span text:style-name="T50">6</text:span><text:span text:style-name="T50"/></text:p>
          </table:table-cell>
          <table:table-cell table:style-name="Tabla8.F4" office:value-type="string">
            <text:p text:style-name="P156" loext:marker-style-name="T50"><text:span text:style-name="T51">Eleonor</text:span><text:span text:style-name="T51"/></text:p>
          </table:table-cell>
          <table:table-cell table:style-name="Tabla8.G4" office:value-type="string">
            <text:p text:style-name="P155" loext:marker-style-name="T50"><text:span text:style-name="T51">15/12/2024</text:span><text:span text:style-name="T51"/></text:p>
          </table:table-cell>
        </table:table-row>
        <table:table-row table:style-name="Tabla8.5">
          <table:table-cell table:style-name="Tabla8.A5" office:value-type="string">
            <text:p text:style-name="P86" loext:marker-style-name="T50"><text:span text:style-name="T50">4</text:span><text:span text:style-name="T50"/></text:p>
          </table:table-cell>
          <table:table-cell table:style-name="Tabla8.B5" office:value-type="string">
            <text:p text:style-name="P157" loext:marker-style-name="T50"><text:span text:style-name="T50">diseño</text:span><text:span text:style-name="T62"> </text:span><text:span text:style-name="T50">página </text:span><text:span text:style-name="T51">logout</text:span></text:p>
          </table:table-cell>
          <table:table-cell table:style-name="Tabla8.C5" office:value-type="string">
            <text:p text:style-name="P86" loext:marker-style-name="T50"><text:span text:style-name="T50">2</text:span><text:span text:style-name="T50"/></text:p>
          </table:table-cell>
          <table:table-cell table:style-name="Tabla8.D5" office:value-type="string">
            <text:p text:style-name="P158" loext:marker-style-name="T50"><text:span text:style-name="T51">Pedro</text:span><text:span text:style-name="T51"/></text:p>
          </table:table-cell>
          <table:table-cell table:style-name="Tabla8.E5" office:value-type="string">
            <text:p text:style-name="P84" loext:marker-style-name="T50"><text:span text:style-name="T50">3</text:span><text:span text:style-name="T50"/></text:p>
          </table:table-cell>
          <table:table-cell table:style-name="Tabla8.F5" office:value-type="string">
            <text:p text:style-name="P125" loext:marker-style-name="T50"><text:span text:style-name="T51">Pedro</text:span><text:span text:style-name="T51"/></text:p>
          </table:table-cell>
          <table:table-cell table:style-name="Tabla8.G5" office:value-type="string">
            <text:p text:style-name="P84" loext:marker-style-name="T50"><text:span text:style-name="T51">12/09/2024</text:span><text:span text:style-name="T51"/></text:p>
          </table:table-cell>
        </table:table-row>
        <table:table-row table:style-name="Tabla8.6">
          <table:table-cell table:style-name="Tabla8.A6" office:value-type="string">
            <text:p text:style-name="P136" loext:marker-style-name="T50"><text:span text:style-name="T50">5</text:span><text:span text:style-name="T50"/></text:p>
          </table:table-cell>
          <table:table-cell table:style-name="Tabla8.B6" office:value-type="string">
            <text:p text:style-name="P159" loext:marker-style-name="T50"><text:span text:style-name="T50">testeo</text:span><text:span text:style-name="T63"> </text:span><text:span text:style-name="T51">login</text:span></text:p>
          </table:table-cell>
          <table:table-cell table:style-name="Tabla8.C6" office:value-type="string">
            <text:p text:style-name="P136" loext:marker-style-name="T50"><text:span text:style-name="T50">5</text:span><text:span text:style-name="T50"/></text:p>
          </table:table-cell>
          <table:table-cell table:style-name="Tabla8.D6" office:value-type="string">
            <text:p text:style-name="P159" loext:marker-style-name="T50"><text:span text:style-name="T51">María</text:span><text:span text:style-name="T51"/></text:p>
          </table:table-cell>
          <table:table-cell table:style-name="Tabla8.E6" office:value-type="string">
            <text:p text:style-name="P160" loext:marker-style-name="T50"><text:span text:style-name="T50">6</text:span><text:span text:style-name="T50"/></text:p>
          </table:table-cell>
          <table:table-cell table:style-name="Tabla8.F6" office:value-type="string">
            <text:p text:style-name="P134" loext:marker-style-name="T50"><text:span text:style-name="T51">Eleonor</text:span><text:span text:style-name="T51"/></text:p>
          </table:table-cell>
          <table:table-cell table:style-name="Tabla8.G6" office:value-type="string">
            <text:p text:style-name="P160" loext:marker-style-name="T50"><text:span text:style-name="T51">16/12/2024</text:span><text:span text:style-name="T51"/></text:p>
          </table:table-cell>
        </table:table-row>
      </table:table>
      <text:p text:style-name="P104" loext:marker-style-name="T50"/>
      <text:p text:style-name="P161">CP<text:span text:style-name="T28"> {id_tarea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 fo:margin-top="0.092cm" fo:margin-bottom="0cm" style:contextual-spacing="false"/>
      <style:text-properties style:font-name="Calibri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8cm" fo:text-indent="-0.637cm" style:auto-text-indent="false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2pt" fo:language="es" fo:country="E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8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7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5" style:family="paragraph" style:parent-style-name="Table_20_Paragraph">
      <style:paragraph-properties fo:margin-left="0.342cm" fo:margin-right="0cm"/>
    </style:style>
    <style:style style:name="MP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MP7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18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9cm" fo:font-weight="bold" style:font-size-asian="10pt" style:font-weight-asian="bold"/>
    </style:style>
    <style:style style:name="MT8" style:family="text">
      <style:text-properties fo:font-size="10pt" fo:letter-spacing="-0.007cm" fo:font-weight="bold" style:font-size-asian="10pt" style:font-weight-asian="bold"/>
    </style:style>
    <style:style style:name="MT9" style:family="text">
      <style:text-properties fo:font-size="10pt" fo:letter-spacing="-0.005cm" fo:font-weight="bold" style:font-size-asian="10pt" style:font-weight-asian="bold"/>
    </style:style>
    <style:style style:name="MT10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388cm" svg:height="1.596cm" draw:z-index="5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4">UD4:</text:span><text:span text:style-name="MT5"> </text:span><text:span text:style-name="MT4">Normalización Ejercicios</text:span></text:p></table:table-cell><table:table-cell table:style-name="Tabla2.A1" office:value-type="string"><text:p text:style-name="MP4" loext:marker-style-name="MT6"/><text:p text:style-name="MP5" loext:marker-style-name="MT3"><text:span text:style-name="MT3">Pág.</text:span><text:span text:style-name="MT7"> </text:span><text:span text:style-name="MT3"><text:page-number text:select-page="current">1</text:page-number></text:span><text:span text:style-name="MT8"><text:s/></text:span><text:span text:style-name="MT3">de</text:span><text:span text:style-name="MT9"> </text:span><text:span text:style-name="MT5"><text:page-count>5</text:page-count>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6" draw:style-name="Mgr1" draw:text-style-name="MP7" svg:width="17.389cm" svg:height="1.597cm" svg:x="1.88cm" svg:y="2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4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3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8" draw:style-name="Mgr1" draw:text-style-name="MP7" svg:width="17.389cm" svg:height="1.597cm" svg:x="1.88cm" svg:y="2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office:value-type="string"><text:p text:style-name="MP2" loext:marker-style-name="MT2"/></loext:table-cell><loext:table-cell table:style-name="Tabla7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7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4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2" draw:name="Imagen3 Copia 1" text:anchor-type="char" svg:x="2.588cm" svg:y="2.164cm" svg:width="0.981cm" svg:height="1.296cm" draw:z-index="8"><draw:image xlink:href="Pictures/10000001000000220000002D40B81585.png" xlink:type="simple" xlink:show="embed" xlink:actuate="onLoad" draw:mime-type="image/png"/></draw:frame><draw:custom-shape text:anchor-type="char" draw:z-index="9" draw:style-name="Mgr1" draw:text-style-name="MP7" svg:width="17.389cm" svg:height="1.597cm" svg:x="1.88cm" svg:y="2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office:value-type="string"><text:p text:style-name="MP2" loext:marker-style-name="MT2"/></loext:table-cell><loext:table-cell table:style-name="Tabla9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9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5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7:16</meta:creation-date>
    <dc:date>2024-11-20T19:26:12.978000000</dc:date>
    <meta:editing-duration>PT37M29S</meta:editing-duration>
    <meta:generator>LibreOffice/24.8.0.3$Windows_X86_64 LibreOffice_project/0bdf1299c94fe897b119f97f3c613e9dca6be583</meta:generator>
    <meta:editing-cycles>19</meta:editing-cycles>
    <meta:document-statistic meta:table-count="9" meta:image-count="4" meta:object-count="0" meta:page-count="5" meta:paragraph-count="268" meta:word-count="638" meta:character-count="3893" meta:non-whitespace-character-count="3535"/>
    <meta:user-defined meta:name="AppVersion">12.0000</meta:user-defined>
    <meta:user-defined meta:name="Created" meta:value-type="date">2024-11-20T00:00:00</meta:user-defined>
    <meta:user-defined meta:name="Creator">Writer</meta:user-defined>
    <meta:user-defined meta:name="LastSaved" meta:value-type="date">2024-11-20T00:00:00</meta:user-defined>
    <meta:user-defined meta:name="Producer" meta:value-type="string">LibreOffice 24.8.3.2 (X86_64) / LibreOffice Community</meta:user-defined>
    <meta:template xlink:type="simple" xlink:actuate="onRequest" xlink:title="Normal" xlink:href=""/>
  </office:meta>
</office:document-meta>
</file>